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monospace1" svg:font-family="monospace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3.4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paragraph-rsid="0020b7a6" style:font-size-asian="14pt" style:font-size-complex="14pt"/>
    </style:style>
    <style:style style:name="P12" style:family="paragraph" style:parent-style-name="Standard">
      <style:text-properties officeooo:paragraph-rsid="001edd2c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8de1d" officeooo:paragraph-rsid="0018de1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26853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226853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10pt" fo:font-weight="normal" officeooo:paragraph-rsid="00226853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officeooo:rsid="00226853" officeooo:paragraph-rsid="00226853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style:font-name="Times New Roman" fo:font-size="14pt" fo:language="ru" fo:country="RU" fo:font-weight="bold" officeooo:rsid="00226853" officeooo:paragraph-rsid="00226853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226853" officeooo:paragraph-rsid="00226853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1" fo:font-size="14pt" fo:language="ru" fo:country="RU" fo:font-weight="normal" officeooo:rsid="00226853" officeooo:paragraph-rsid="00226853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1" fo:font-size="10pt" fo:language="ru" fo:country="RU" fo:font-weight="normal" officeooo:rsid="00226853" officeooo:paragraph-rsid="00226853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1" fo:font-size="9pt" fo:language="ru" fo:country="RU" fo:font-weight="normal" officeooo:rsid="00226853" officeooo:paragraph-rsid="00226853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officeooo:paragraph-rsid="00226853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normal" officeooo:paragraph-rsid="0022685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paragraph-rsid="00226853" style:font-weight-asian="bold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monospace1" fo:font-size="9pt" fo:font-weight="normal" officeooo:paragraph-rsid="00226853" style:font-size-asian="7.84999990463257pt" style:font-weight-asian="normal" style:font-size-complex="9pt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0pt" officeooo:paragraph-rsid="00226853" style:font-size-asian="10pt" style:font-size-complex="10pt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226853"/>
    </style:style>
    <style:style style:name="P36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7" style:family="paragraph" style:parent-style-name="Standard">
      <style:paragraph-properties fo:break-before="page"/>
      <style:text-properties officeooo:paragraph-rsid="001edd2c"/>
    </style:style>
    <style:style style:name="P38" style:family="paragraph" style:parent-style-name="Standard">
      <style:paragraph-properties fo:break-before="page"/>
      <style:text-properties officeooo:paragraph-rsid="0020b7a6"/>
    </style:style>
    <style:style style:name="P39" style:family="paragraph" style:parent-style-name="Standard">
      <style:paragraph-properties fo:break-before="page"/>
      <style:text-properties fo:font-size="14pt" officeooo:paragraph-rsid="0020b7a6" style:font-size-asian="14pt" style:font-size-complex="14pt"/>
    </style:style>
    <style:style style:name="P40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226853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2547" officeooo:paragraph-rsid="001a2547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f7e6" officeooo:paragraph-rsid="001af7e6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f7e6" officeooo:paragraph-rsid="001cf254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f7e6" officeooo:paragraph-rsid="001edd2c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f254" officeooo:paragraph-rsid="001cf254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f254" officeooo:paragraph-rsid="001edd2c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dd2c" officeooo:paragraph-rsid="001edd2c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dd2c" officeooo:paragraph-rsid="00226853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52b" officeooo:paragraph-rsid="001f952b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b7a6" officeooo:paragraph-rsid="0020b7a6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b7a6" officeooo:paragraph-rsid="00226853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26853" officeooo:paragraph-rsid="00226853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26853" officeooo:paragraph-rsid="00226853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orphans="0" fo:widows="0"/>
      <style:text-properties fo:color="#000000" loext:opacity="100%" fo:font-size="11pt" style:font-size-asian="11pt" style:font-size-complex="11pt"/>
    </style:style>
    <style:style style:name="P57" style:family="paragraph" style:parent-style-name="Table_20_Contents">
      <style:paragraph-properties fo:text-align="start" style:justify-single-word="false" fo:orphans="0" fo:widows="0"/>
      <style:text-properties fo:color="#000000" loext:opacity="100%" fo:font-size="11pt" officeooo:paragraph-rsid="00226853" style:font-size-asian="11pt" style:font-size-complex="11pt"/>
    </style:style>
    <style:style style:name="P58" style:family="paragraph" style:parent-style-name="Table_20_Heading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able_20_Heading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6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text-transform="uppercase" style:font-weight-complex="normal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font-weight="bold" officeooo:rsid="00226853" style:font-size-asian="14pt" style:font-weight-asian="bold" style:font-size-complex="14pt" style:font-weight-complex="bold"/>
    </style:style>
    <style:style style:name="T9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1" style:family="text">
      <style:text-properties fo:color="#000000" loext:opacity="100%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color="#000000" loext:opacity="100%" fo:font-size="14pt" style:font-size-asian="14pt" style:font-size-complex="14pt" style:font-weight-complex="bold"/>
    </style:style>
    <style:style style:name="T1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8" style:family="text">
      <style:text-properties fo:color="#000000" loext:opacity="100%" style:font-name="Times New Roman" fo:font-size="14pt" fo:language="ru" fo:country="RU" fo:font-weight="bold" officeooo:rsid="00226853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9" style:family="text">
      <style:text-properties fo:color="#000000" loext:opacity="100%" style:font-name="Times New Roman" fo:language="ru" fo:country="RU" fo:font-weight="bold" officeooo:rsid="00226853" style:font-name-asian="Times New Roman1" style:language-asian="zh" style:country-asian="CN" style:font-weight-asian="bold" style:font-name-complex="Times New Roman1" style:language-complex="ar" style:country-complex="SA" style:font-weight-complex="bold"/>
    </style:style>
    <style:style style:name="T20" style:family="text">
      <style:text-properties fo:color="#000000" loext:opacity="100%" style:font-name="monospace" fo:font-size="12pt" style:font-size-asian="12pt" style:font-size-complex="12pt"/>
    </style:style>
    <style:style style:name="T21" style:family="text">
      <style:text-properties fo:color="#000000" loext:opacity="100%" style:font-name="monospace" fo:font-size="10pt" style:font-size-asian="10pt" style:font-size-complex="10pt"/>
    </style:style>
    <style:style style:name="T22" style:family="text">
      <style:text-properties fo:color="#000000" loext:opacity="100%" style:font-name="monospace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f7e6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edd2c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b7a6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26853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fo:font-weight="bold" officeooo:rsid="00226853" style:font-weight-asian="bold" style:font-weight-complex="bold"/>
    </style:style>
    <style:style style:name="T32" style:family="text">
      <style:text-properties fo:color="#000000" loext:opacity="100%" style:font-name="monospace1" fo:language="ru" fo:country="RU" fo:font-weight="normal" officeooo:rsid="00226853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33" style:family="text">
      <style:text-properties fo:font-variant="normal" fo:text-transform="none" fo:color="#000000" loext:opacity="100%" fo:font-size="14pt" style:font-size-asian="14pt" style:font-size-complex="14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37" style:family="text">
      <style:text-properties fo:font-size="14pt" fo:font-weight="bold" style:font-size-asian="14pt" style:font-weight-asian="bold" style:font-size-complex="14pt"/>
    </style:style>
    <style:style style:name="T38" style:family="text">
      <style:text-properties fo:language="ru" fo:country="RU" style:font-name-asian="Times New Roman1" style:font-name-complex="Times New Roman1" style:language-complex="ar" style:country-complex="SA"/>
    </style:style>
    <style:style style:name="T39" style:family="text">
      <style:text-properties fo:language="ru" fo:country="RU" style:font-name-asian="Times New Roman1" style:font-name-complex="Times New Roman1" style:language-complex="ar" style:country-complex="SA"/>
    </style:style>
    <style:style style:name="T40" style:family="text">
      <style:text-properties fo:language="ru" fo:country="RU" officeooo:rsid="00226853" style:font-name-asian="Times New Roman1" style:font-name-complex="Times New Roman1" style:language-complex="ar" style:country-complex="SA"/>
    </style:style>
    <style:style style:name="T41" style:family="text">
      <style:text-properties fo:language="ru" fo:country="RU" style:font-name-asian="Times New Roman1" style:language-asian="zh" style:country-asian="CN" style:font-name-complex="Times New Roman1" style:language-complex="ar" style:country-complex="SA"/>
    </style:style>
    <style:style style:name="T42" style:family="text">
      <style:text-properties fo:language="ru" fo:country="RU" officeooo:rsid="00226853" style:font-name-asian="Times New Roman1" style:language-asian="zh" style:country-asian="CN" style:font-name-complex="Times New Roman1" style:language-complex="ar" style:country-complex="SA"/>
    </style:style>
    <style:style style:name="T43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normal" style:font-name-asian="Times New Roman1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5" style:family="text">
      <style:text-properties officeooo:rsid="001af7e6"/>
    </style:style>
    <style:style style:name="T46" style:family="text">
      <style:text-properties officeooo:rsid="001edd2c"/>
    </style:style>
    <style:style style:name="T47" style:family="text">
      <style:text-properties officeooo:rsid="00226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6">Кафедра </text:span><text:span text:style-name="T9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0"><text:span text:style-name="Название_20_книги"><text:span text:style-name="T2">отчет</text:span></text:span></text:p>
      <text:p text:style-name="P3"><text:span text:style-name="T6">по лабораторной работе №2</text:span></text:p>
      <text:p text:style-name="P3"><text:span text:style-name="T6">по дисциплине «</text:span><text:span text:style-name="T9">Организация ЭВМ и систем</text:span><text:span text:style-name="T6">»</text:span></text:p>
      <text:p text:style-name="P3"><text:span text:style-name="Название_20_книги"><text:span text:style-name="T33">Тема: Изучение режимов адресации и формирования исполнительного адрес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34">Студент гр. </text:span><text:span text:style-name="T36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5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3">Санкт-Петербург</text:span></text:p>
      <text:p text:style-name="P3"><text:span text:style-name="T13">2021</text:span></text:p>
      <text:p text:style-name="P13"><text:span text:style-name="T6">Цель работы.</text:span></text:p>
      <text:p text:style-name="P14"><text:span text:style-name="T10">Изучить работу программы lr2_comp.asm, написанной на языке ассемблера masm, проанализировать и исправить ошибки в ней, изучить режимы адресации и формирования исполнительного адреса.</text:span></text:p>
      <text:p text:style-name="P15"/>
      <text:p text:style-name="P14"><text:span text:style-name="T9">Текст задания</text:span><text:span text:style-name="T6">.</text:span></text:p>
      <text:p text:style-name="P14"><text:span text:style-name="T12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span></text:p>
      <text:p text:style-name="P14"><text:span text:style-name="T12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span></text:p>
      <text:p text:style-name="P16"/>
      <text:p text:style-name="P14"><text:span text:style-name="T9">Порядок выполнения работы</text:span><text:span text:style-name="T6">.</text:span></text:p>
      <text:p text:style-name="P14"><text:span text:style-name="T12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span></text:p>
      <text:p text:style-name="P14"><text:span text:style-name="T12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span></text:p>
      <text:p text:style-name="P14"><text:soft-page-break/><text:span text:style-name="T12">3. Снова протранслировать программу и скомпоновать загрузочный модуль.</text:span></text:p>
      <text:p text:style-name="P14"><text:span text:style-name="T12"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span></text:p>
      <text:p text:style-name="P14"><text:span text:style-name="T12">5. Результаты прогона программы под управлением отладчика должны быть подписаны преподавателем и представлены в отчете.</text:span></text:p>
      <text:p text:style-name="P16"/>
      <text:p text:style-name="P14"><text:span text:style-name="T7">Ход работы.</text:span></text:p>
      <text:p text:style-name="P14"><text:span text:style-name="T12">Вариант 5.</text:span></text:p>
      <text:p text:style-name="P14"><text:span text:style-name="T12">Значения массивов:</text:span></text:p>
      <text:p text:style-name="P20"><text:span text:style-name="T20">│ vec1 │ 11, 12, 13, 14, 18, 17, 16, 15 <text:s text:c="24"/>|</text:span></text:p>
      <text:p text:style-name="P20"><text:span text:style-name="T20">│ vec2 │ 10, 20, -10, -20, 30, 40, -30, -40 <text:s text:c="20"/>|</text:span></text:p>
      <text:p text:style-name="P20"><text:span text:style-name="T20">│ matr │ 1, 2, -4, -3, 3, 4, -2, -1, 5, 6, -8, -7, 7, 8, -6, -5 |</text:span></text:p>
      <text:p text:style-name="P20"><text:span text:style-name="T12"><text:tab/></text:span></text:p>
      <text:p text:style-name="P20"><text:span text:style-name="T12"><text:tab/>Сообщение компилятора при компиляции программы с ошибками:</text:span></text:p>
      <text:p text:style-name="P20"><text:span text:style-name="T21">Microsoft (R) Macro Assembler Version 5.10 </text:span></text:p>
      <text:p text:style-name="P20"><text:span text:style-name="T21">Copyright (C) Microsoft Corp 1981, 1988. <text:s/>All rights reserved.</text:span></text:p>
      <text:p text:style-name="P20"><text:span text:style-name="T21"/></text:p>
      <text:p text:style-name="P20"><text:span text:style-name="T21">lr2_comp.ASM(42): error A2052: Improper operand type</text:span></text:p>
      <text:p text:style-name="P20"><text:span text:style-name="T21">lr2_comp.ASM(49): warning A4031: Operand types must match</text:span></text:p>
      <text:p text:style-name="P20"><text:span text:style-name="T21">lr2_comp.ASM(53): warning A4031: Operand types must match</text:span></text:p>
      <text:p text:style-name="P20"><text:span text:style-name="T21">lr2_comp.ASM(54): error A2055: Illegal register value</text:span></text:p>
      <text:p text:style-name="P20"><text:span text:style-name="T21">lr2_comp.ASM(73): error A2046: Multiple base registers</text:span></text:p>
      <text:p text:style-name="P20"><text:span text:style-name="T21">lr2_comp.ASM(74): error A2047: Multiple index registers</text:span></text:p>
      <text:p text:style-name="P20"><text:span text:style-name="T21">lr2_comp.ASM(81): error A2006: Phase error between passes</text:span></text:p>
      <text:p text:style-name="P20"><text:span text:style-name="T21"/></text:p>
      <text:p text:style-name="P20"><text:span text:style-name="T21"><text:s text:c="2"/>47262 + 459998 Bytes symbol space free</text:span></text:p>
      <text:p text:style-name="P20"><text:span text:style-name="T21"/></text:p>
      <text:p text:style-name="P20"><text:span text:style-name="T21"><text:s text:c="6"/>2 Warning Errors</text:span></text:p>
      <text:p text:style-name="P20"><text:span text:style-name="T21"><text:s text:c="6"/>5 Severe <text:s/>Errors</text:span></text:p>
      <text:p text:style-name="P17"/>
      <text:p text:style-name="P19"><text:span text:style-name="T14">Ошибка в строчке 42: попытка записать данные из одной ячейки оперативной памяти в другую ячеку оперативной памяти одной командой.</text:span></text:p>
      <text:p text:style-name="P19"><text:soft-page-break/><text:span text:style-name="T14">Ошибка в строчке 54: неправильная адресация.</text:span></text:p>
      <text:p text:style-name="P19"><text:span text:style-name="T14">Ошибка в строчке 73: использование при адресации вместе регистров bp и bx.</text:span></text:p>
      <text:p text:style-name="P19"><text:span text:style-name="T14">Ошибка в строчке 74: использование при адресации вместе регистров di и si.</text:span></text:p>
      <text:p text:style-name="P19"><text:span text:style-name="T14">Ошибка в строчке 81 пропадает при закомментировании строчек, содержащих предыдущие ошибки.</text:span></text:p>
      <text:p text:style-name="P17"/>
      <text:p text:style-name="P14"><text:span text:style-name="T14">Также в коде есть ошибка, из-за которой программа не прекращает своё выполнение. Вместо команды ret 2 в конце программы нужно написать две команды: add sp, 4 и ret.</text:span></text:p>
      <text:p text:style-name="P14"><text:span text:style-name="T14">Сообщение компилятора после компиляции исправленной программы:</text:span></text:p>
      <text:p text:style-name="P20"><text:span text:style-name="T22">Microsoft (R) Macro Assembler Version 5.10 </text:span></text:p>
      <text:p text:style-name="P20"><text:span text:style-name="T22">Copyright (C) Microsoft Corp 1981, 1988. <text:s/>All rights reserved.</text:span></text:p>
      <text:p text:style-name="P20"><text:span text:style-name="T22"/></text:p>
      <text:p text:style-name="P20"><text:span text:style-name="T22">lr2_comp.ASM(49): warning A4031: Operand types must match</text:span></text:p>
      <text:p text:style-name="P20"><text:span text:style-name="T22">lr2_comp.ASM(53): warning A4031: Operand types must match</text:span></text:p>
      <text:p text:style-name="P20"><text:span text:style-name="T22"/></text:p>
      <text:p text:style-name="P20"><text:span text:style-name="T22"><text:s text:c="2"/>47800 + 461507 Bytes symbol space free</text:span></text:p>
      <text:p text:style-name="P20"><text:span text:style-name="T22"/></text:p>
      <text:p text:style-name="P20"><text:span text:style-name="T22"><text:s text:c="6"/>2 Warning Errors</text:span></text:p>
      <text:p text:style-name="P20"><text:span text:style-name="T22"><text:s text:c="6"/>0 Severe <text:s/>Errors</text:span></text:p>
      <text:p text:style-name="P18"/>
      <text:p text:style-name="P14"><text:span text:style-name="T37">Выводы.</text:span></text:p>
      <text:p text:style-name="P14"><text:span text:style-name="T11">Была изучена работа программы lr2_comp.asm, написанной на языке ассемблера masm, были проанализированы и исправлены ошибки в ней, были изучены режимы адресации и форматирования исполнительного адреса.</text:span></text:p>
      <text:p text:style-name="P61"><text:span text:style-name="Название_20_книги"><text:span text:style-name="T5">Протокол</text:span>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row table:style-name="Table2.1">
          <table:table-cell table:style-name="Table2.A1" table:number-rows-spanned="2" office:value-type="string">
            <text:p text:style-name="P58">Адрес команды</text:p>
          </table:table-cell>
          <table:table-cell table:style-name="Table2.A1" table:number-rows-spanned="2" office:value-type="string">
            <text:p text:style-name="P58">Символический код команды</text:p>
          </table:table-cell>
          <table:table-cell table:style-name="Table2.A1" table:number-rows-spanned="2" office:value-type="string">
            <text:p text:style-name="P58">16-ричный код команды</text:p>
          </table:table-cell>
          <table:table-cell table:style-name="Table2.D1" table:number-columns-spanned="2" office:value-type="string">
            <text:p text:style-name="P58">Содержимое регистров и ячеек памяти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table-cell table:style-name="Table2.A2" office:value-type="string">
            <text:p text:style-name="P58">до выполнения</text:p>
          </table:table-cell>
          <table:table-cell table:style-name="Table2.E2" office:value-type="string">
            <text:p text:style-name="P58">после выполнения</text:p>
          </table:table-cell>
        </table:table-row>
        <table:table-row table:style-name="Table2.1">
          <table:table-cell table:style-name="Table2.A2" office:value-type="string">
            <text:p text:style-name="P40">0000</text:p>
          </table:table-cell>
          <table:table-cell table:style-name="Table2.A2" office:value-type="string">
            <text:p text:style-name="P55">PUSH DS</text:p>
          </table:table-cell>
          <table:table-cell table:style-name="Table2.A2" office:value-type="string">
            <text:p text:style-name="P55">1E</text:p>
          </table:table-cell>
          <table:table-cell table:style-name="Table2.A2" office:value-type="string">
            <text:p text:style-name="P56"><text:span text:style-name="T43">(IP) = 00</text:span><text:span text:style-name="T44">00</text:span></text:p>
            <text:p text:style-name="P40"><text:span text:style-name="T38">(SP) = 0018</text:span></text:p>
            <text:p text:style-name="P53"><text:span text:style-name="T38">(SS) = 1A05</text:span></text:p>
            <text:p text:style-name="P40"><text:span text:style-name="T38">[</text:span><text:span text:style-name="T40">SS+</text:span><text:span text:style-name="T38">SP] = 0000</text:span></text:p>
          </table:table-cell>
          <table:table-cell table:style-name="Table2.E2" office:value-type="string">
            <text:p text:style-name="P40">(IP) = 0001</text:p>
            <text:p text:style-name="P57"><text:span text:style-name="T43">(SP) = 001</text:span><text:span text:style-name="T44">6</text:span></text:p>
            <text:p text:style-name="P53"><text:span text:style-name="T38">(SS) = 1A05</text:span></text:p>
            <text:p text:style-name="P40">[<text:span text:style-name="T47">SS+</text:span>SP] = 19F5</text:p>
          </table:table-cell>
        </table:table-row>
        <table:table-row table:style-name="Table2.1">
          <table:table-cell table:style-name="Table2.A2" office:value-type="string">
            <text:p text:style-name="P40">0001</text:p>
          </table:table-cell>
          <table:table-cell table:style-name="Table2.A2" office:value-type="string">
            <text:p text:style-name="P40">SUB AX, AX</text:p>
          </table:table-cell>
          <table:table-cell table:style-name="Table2.A2" office:value-type="string">
            <text:p text:style-name="P40">2BC0</text:p>
          </table:table-cell>
          <table:table-cell table:style-name="Table2.A2" office:value-type="string">
            <text:p text:style-name="P40">(AX) = 0000</text:p>
            <text:p text:style-name="P40">(IP) = 0001</text:p>
          </table:table-cell>
          <table:table-cell table:style-name="Table2.E2" office:value-type="string">
            <text:p text:style-name="P40">(AX) = 0000</text:p>
            <text:p text:style-name="P40">(IP) = 0003</text:p>
          </table:table-cell>
        </table:table-row>
        <table:table-row table:style-name="Table2.1">
          <table:table-cell table:style-name="Table2.A2" office:value-type="string">
            <text:p text:style-name="P40">0003</text:p>
          </table:table-cell>
          <table:table-cell table:style-name="Table2.A2" office:value-type="string">
            <text:p text:style-name="P40">PUSH AX</text:p>
          </table:table-cell>
          <table:table-cell table:style-name="Table2.A2" office:value-type="string">
            <text:p text:style-name="P40">50</text:p>
          </table:table-cell>
          <table:table-cell table:style-name="Table2.A2" office:value-type="string">
            <text:p text:style-name="P40">(AX) = 0000</text:p>
            <text:p text:style-name="P40">(IP) = 0003</text:p>
            <text:p text:style-name="P41">(SP) = 0016</text:p>
            <text:p text:style-name="P53"><text:span text:style-name="T38">(SS) = 1A05</text:span></text:p>
            <text:p text:style-name="P40">[SS+SP] = 19F5</text:p>
            <text:p text:style-name="P40">[SS+SP+2] = 0000</text:p>
          </table:table-cell>
          <table:table-cell table:style-name="Table2.E2" office:value-type="string">
            <text:p text:style-name="P40">(AX) = 0000</text:p>
            <text:p text:style-name="P40">(IP) = 0004</text:p>
            <text:p text:style-name="P41">(SP) = 0014</text:p>
            <text:p text:style-name="P53"><text:span text:style-name="T38">(SS) = 1A05</text:span></text:p>
            <text:p text:style-name="P40">[SS+SP] = 0000</text:p>
            <text:p text:style-name="P40">[SS+SP+2] = 19F5</text:p>
          </table:table-cell>
        </table:table-row>
        <table:table-row table:style-name="Table2.1">
          <table:table-cell table:style-name="Table2.A2" office:value-type="string">
            <text:p text:style-name="P40">0004</text:p>
          </table:table-cell>
          <table:table-cell table:style-name="Table2.A2" office:value-type="string">
            <text:p text:style-name="P40">MOV AX, 1A07</text:p>
          </table:table-cell>
          <table:table-cell table:style-name="Table2.A2" office:value-type="string">
            <text:p text:style-name="P40">B8071A</text:p>
          </table:table-cell>
          <table:table-cell table:style-name="Table2.A2" office:value-type="string">
            <text:p text:style-name="P40">(AX) = 0000</text:p>
            <text:p text:style-name="P40">(IP) = 0004</text:p>
          </table:table-cell>
          <table:table-cell table:style-name="Table2.E2" office:value-type="string">
            <text:p text:style-name="P40">(AX) = 1A07</text:p>
            <text:p text:style-name="P40">(IP) = 0007</text:p>
          </table:table-cell>
        </table:table-row>
        <table:table-row table:style-name="Table2.1">
          <table:table-cell table:style-name="Table2.A2" office:value-type="string">
            <text:p text:style-name="P40">0007</text:p>
          </table:table-cell>
          <table:table-cell table:style-name="Table2.A2" office:value-type="string">
            <text:p text:style-name="P40">MOV DS, AX</text:p>
          </table:table-cell>
          <table:table-cell table:style-name="Table2.A2" office:value-type="string">
            <text:p text:style-name="P40">8ED8</text:p>
          </table:table-cell>
          <table:table-cell table:style-name="Table2.A2" office:value-type="string">
            <text:p text:style-name="P40">(AX) = 1A07</text:p>
            <text:p text:style-name="P40">(DS) = 19F5</text:p>
            <text:p text:style-name="P40">(IP) = 0007</text:p>
          </table:table-cell>
          <table:table-cell table:style-name="Table2.E2" office:value-type="string">
            <text:p text:style-name="P40">(AX) = 1A07</text:p>
            <text:p text:style-name="P40">(DS) = 1A07</text:p>
            <text:p text:style-name="P40">(IP) = 0009</text:p>
          </table:table-cell>
        </table:table-row>
        <table:table-row table:style-name="Table2.1">
          <table:table-cell table:style-name="Table2.A2" office:value-type="string">
            <text:p text:style-name="P40">0009</text:p>
          </table:table-cell>
          <table:table-cell table:style-name="Table2.A2" office:value-type="string">
            <text:p text:style-name="P40">MOV AX, 01F4</text:p>
          </table:table-cell>
          <table:table-cell table:style-name="Table2.A2" office:value-type="string">
            <text:p text:style-name="P42">B8F401</text:p>
          </table:table-cell>
          <table:table-cell table:style-name="Table2.A2" office:value-type="string">
            <text:p text:style-name="P42">(AX) = 1A07</text:p>
            <text:p text:style-name="P42">(IP) = 0009</text:p>
          </table:table-cell>
          <table:table-cell table:style-name="Table2.E2" office:value-type="string">
            <text:p text:style-name="P42">(AX) = 01F4</text:p>
            <text:p text:style-name="P42">(IP) = 000C</text:p>
          </table:table-cell>
        </table:table-row>
        <table:table-row table:style-name="Table2.1">
          <table:table-cell table:style-name="Table2.A2" office:value-type="string">
            <text:p text:style-name="P42">000C</text:p>
          </table:table-cell>
          <table:table-cell table:style-name="Table2.A2" office:value-type="string">
            <text:p text:style-name="P42">MOV CX, AX</text:p>
          </table:table-cell>
          <table:table-cell table:style-name="Table2.A2" office:value-type="string">
            <text:p text:style-name="P42">8BC8</text:p>
          </table:table-cell>
          <table:table-cell table:style-name="Table2.A2" office:value-type="string">
            <text:p text:style-name="P42">(AX) = 01F4</text:p>
            <text:p text:style-name="P42">(CX) = 00B9</text:p>
            <text:p text:style-name="P42">(IP) = 000C</text:p>
          </table:table-cell>
          <table:table-cell table:style-name="Table2.E2" office:value-type="string">
            <text:p text:style-name="P42">(AX) = 01F4</text:p>
            <text:p text:style-name="P42">(CX) = 01F4</text:p>
            <text:p text:style-name="P42">(IP) = 000E</text:p>
          </table:table-cell>
        </table:table-row>
        <table:table-row table:style-name="Table2.1">
          <table:table-cell table:style-name="Table2.A2" office:value-type="string">
            <text:p text:style-name="P42">000E</text:p>
          </table:table-cell>
          <table:table-cell table:style-name="Table2.A2" office:value-type="string">
            <text:p text:style-name="P42">MOV BL, 24</text:p>
          </table:table-cell>
          <table:table-cell table:style-name="Table2.A2" office:value-type="string">
            <text:p text:style-name="P42">B324</text:p>
          </table:table-cell>
          <table:table-cell table:style-name="Table2.A2" office:value-type="string">
            <text:p text:style-name="P42">(BL) = 00<text:line-break/>(IP) = 000E</text:p>
          </table:table-cell>
          <table:table-cell table:style-name="Table2.E2" office:value-type="string">
            <text:p text:style-name="P42">(BL) = 24</text:p>
            <text:p text:style-name="P42">(IP) = 0010</text:p>
          </table:table-cell>
        </table:table-row>
        <table:table-row table:style-name="Table2.1">
          <table:table-cell table:style-name="Table2.A2" office:value-type="string">
            <text:p text:style-name="P42">0010</text:p>
          </table:table-cell>
          <table:table-cell table:style-name="Table2.A2" office:value-type="string">
            <text:p text:style-name="P42">MOV BH, CE</text:p>
          </table:table-cell>
          <table:table-cell table:style-name="Table2.A2" office:value-type="string">
            <text:p text:style-name="P42">B7CE</text:p>
          </table:table-cell>
          <table:table-cell table:style-name="Table2.A2" office:value-type="string">
            <text:p text:style-name="P42">(BH) = 00</text:p>
            <text:p text:style-name="P42">(IP) = 0010</text:p>
          </table:table-cell>
          <table:table-cell table:style-name="Table2.E2" office:value-type="string">
            <text:p text:style-name="P42">(BH) = CE</text:p>
            <text:p text:style-name="P42">(IP) = 0012</text:p>
          </table:table-cell>
        </table:table-row>
        <table:table-row table:style-name="Table2.1">
          <table:table-cell table:style-name="Table2.A2" office:value-type="string">
            <text:p text:style-name="P42">0012</text:p>
          </table:table-cell>
          <table:table-cell table:style-name="Table2.A2" office:value-type="string">
            <text:p text:style-name="P42">MOV [0002], FFCE</text:p>
          </table:table-cell>
          <table:table-cell table:style-name="Table2.A2" office:value-type="string">
            <text:p text:style-name="P42">C7060200CEFF</text:p>
          </table:table-cell>
          <table:table-cell table:style-name="Table2.A2" office:value-type="string">
            <text:p text:style-name="P42">(IP) = 0012</text:p>
            <text:p text:style-name="P42">[DS+0002] = 0000</text:p>
          </table:table-cell>
          <table:table-cell table:style-name="Table2.E2" office:value-type="string">
            <text:p text:style-name="P42">(IP) = 0018</text:p>
            <text:p text:style-name="P42">[DS+0002] = <text:span text:style-name="T45">CEFF</text:span></text:p>
          </table:table-cell>
        </table:table-row>
        <table:table-row table:style-name="Table2.1">
          <table:table-cell table:style-name="Table2.A2" office:value-type="string">
            <text:p text:style-name="P43">0018</text:p>
          </table:table-cell>
          <table:table-cell table:style-name="Table2.A2" office:value-type="string">
            <text:p text:style-name="P43">MOV BX, 0006</text:p>
          </table:table-cell>
          <table:table-cell table:style-name="Table2.A2" office:value-type="string">
            <text:p text:style-name="P43">BB0600</text:p>
          </table:table-cell>
          <table:table-cell table:style-name="Table2.A2" office:value-type="string">
            <text:p text:style-name="P43">(BX) = CE24</text:p>
            <text:p text:style-name="P43">(IP) = 0018</text:p>
          </table:table-cell>
          <table:table-cell table:style-name="Table2.E2" office:value-type="string">
            <text:p text:style-name="P43">(BX) = 0006</text:p>
            <text:p text:style-name="P43">(IP) = 001B</text:p>
          </table:table-cell>
        </table:table-row>
        <table:table-row table:style-name="Table2.1">
          <table:table-cell table:style-name="Table2.A2" office:value-type="string">
            <text:p text:style-name="P43">001B</text:p>
          </table:table-cell>
          <table:table-cell table:style-name="Table2.A2" office:value-type="string">
            <text:p text:style-name="P43">MOV [0000], AX</text:p>
          </table:table-cell>
          <table:table-cell table:style-name="Table2.A2" office:value-type="string">
            <text:p text:style-name="P43">A30000</text:p>
          </table:table-cell>
          <table:table-cell table:style-name="Table2.A2" office:value-type="string">
            <text:p text:style-name="P43">(AX) = 01F4</text:p>
            <text:p text:style-name="P43">(IP) = 001B</text:p>
            <text:p text:style-name="P43">[DS] = 0000</text:p>
          </table:table-cell>
          <table:table-cell table:style-name="Table2.E2" office:value-type="string">
            <text:p text:style-name="P43">(AX) = 01F4</text:p>
            <text:p text:style-name="P43">(IP) = 001E</text:p>
            <text:p text:style-name="P43">[DS] = F401</text:p>
          </table:table-cell>
        </table:table-row>
        <table:table-row table:style-name="Table2.1">
          <table:table-cell table:style-name="Table2.A2" office:value-type="string">
            <text:p text:style-name="P43">001E</text:p>
          </table:table-cell>
          <table:table-cell table:style-name="Table2.A2" office:value-type="string">
            <text:p text:style-name="P43">MOV AL, [BX]</text:p>
          </table:table-cell>
          <table:table-cell table:style-name="Table2.A2" office:value-type="string">
            <text:p text:style-name="P43">8A07</text:p>
          </table:table-cell>
          <table:table-cell table:style-name="Table2.A2" office:value-type="string">
            <text:p text:style-name="P44">(AL) = F4</text:p>
            <text:p text:style-name="P46">(BX) = 0006</text:p>
            <text:p text:style-name="P43">(IP) = 001E</text:p>
            <text:p text:style-name="P45">[DS+BX] = 0B</text:p>
          </table:table-cell>
          <table:table-cell table:style-name="Table2.E2" office:value-type="string">
            <text:p text:style-name="P43">(AL) = 0B</text:p>
            <text:p text:style-name="P46">(BX) = 0006</text:p>
            <text:p text:style-name="P43">(IP) = 0020</text:p>
            <text:p text:style-name="P45">[DS+BX] = 0B</text:p>
          </table:table-cell>
        </table:table-row>
        <table:table-row table:style-name="Table2.1">
          <table:table-cell table:style-name="Table2.A2" office:value-type="string">
            <text:p text:style-name="P43">0020</text:p>
          </table:table-cell>
          <table:table-cell table:style-name="Table2.A2" office:value-type="string">
            <text:p text:style-name="P43">MOV AL, [BX+03]</text:p>
          </table:table-cell>
          <table:table-cell table:style-name="Table2.A2" office:value-type="string">
            <text:p text:style-name="P43">8A4703</text:p>
          </table:table-cell>
          <table:table-cell table:style-name="Table2.A2" office:value-type="string">
            <text:p text:style-name="P44">(AL) = 0B</text:p>
            <text:p text:style-name="P46">(BX) = 0006</text:p>
            <text:p text:style-name="P43">(IP) = 0020</text:p>
            <text:p text:style-name="P45">[DS+BX+3] = 0E</text:p>
          </table:table-cell>
          <table:table-cell table:style-name="Table2.E2" office:value-type="string">
            <text:p text:style-name="P44">(AL) = 0E</text:p>
            <text:p text:style-name="P46">(BX) = 0006</text:p>
            <text:p text:style-name="P43">(IP) = 0023</text:p>
            <text:p text:style-name="P45">[DS+BX+3] = 0E</text:p>
          </table:table-cell>
        </table:table-row>
        <table:table-row table:style-name="Table2.1">
          <table:table-cell table:style-name="Table2.A2" office:value-type="string">
            <text:p text:style-name="P43">0023</text:p>
          </table:table-cell>
          <table:table-cell table:style-name="Table2.A2" office:value-type="string">
            <text:p text:style-name="P43">MOV CX, [BX+03]</text:p>
          </table:table-cell>
          <table:table-cell table:style-name="Table2.A2" office:value-type="string">
            <text:p text:style-name="P43">8B4F03</text:p>
          </table:table-cell>
          <table:table-cell table:style-name="Table2.A2" office:value-type="string">
            <text:p text:style-name="P46">(BX) = 0006</text:p>
            <text:p text:style-name="P43">(CX) = 01F4</text:p>
            <text:p text:style-name="P43">(IP) = 0023</text:p>
            <text:p text:style-name="P45">[DS+BX+3] = 0E12</text:p>
          </table:table-cell>
          <table:table-cell table:style-name="Table2.E2" office:value-type="string">
            <text:p text:style-name="P46">(BX) = 0006</text:p>
            <text:p text:style-name="P43">(CX) = 120E</text:p>
            <text:p text:style-name="P43">(IP) = 0026</text:p>
            <text:p text:style-name="P45">[DS+BX+3] = 0E12</text:p>
          </table:table-cell>
        </table:table-row>
      </table:table>
      <text:p text:style-name="P12"><text:soft-page-break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5">0026</text:p>
          </table:table-cell>
          <table:table-cell table:style-name="Table3.A1" office:value-type="string">
            <text:p text:style-name="P45">MOV DI, 0002</text:p>
          </table:table-cell>
          <table:table-cell table:style-name="Table3.A1" office:value-type="string">
            <text:p text:style-name="P45">BF0200</text:p>
          </table:table-cell>
          <table:table-cell table:style-name="Table3.A1" office:value-type="string">
            <text:p text:style-name="P45">(DI) = 0000</text:p>
            <text:p text:style-name="P45">(IP) = 0026</text:p>
          </table:table-cell>
          <table:table-cell table:style-name="Table3.E1" office:value-type="string">
            <text:p text:style-name="P45">(DI) = 0002</text:p>
            <text:p text:style-name="P45">(IP) = 0029</text:p>
          </table:table-cell>
        </table:table-row>
        <table:table-row table:style-name="Table3.1">
          <table:table-cell table:style-name="Table3.A2" office:value-type="string">
            <text:p text:style-name="P45">0029</text:p>
          </table:table-cell>
          <table:table-cell table:style-name="Table3.A2" office:value-type="string">
            <text:p text:style-name="P45">MOV AL, [000E+DI]</text:p>
          </table:table-cell>
          <table:table-cell table:style-name="Table3.A2" office:value-type="string">
            <text:p text:style-name="P45">8A850E00</text:p>
          </table:table-cell>
          <table:table-cell table:style-name="Table3.A2" office:value-type="string">
            <text:p text:style-name="P45">(AL) = 0E</text:p>
            <text:p text:style-name="P47">(DI) = 0002</text:p>
            <text:p text:style-name="P45">(IP) = 0029</text:p>
            <text:p text:style-name="P45">[DS+DI+000E] = F6</text:p>
          </table:table-cell>
          <table:table-cell table:style-name="Table3.E2" office:value-type="string">
            <text:p text:style-name="P45">(AL) = F6</text:p>
            <text:p text:style-name="P47">(DI) = 0002</text:p>
            <text:p text:style-name="P45">(IP) = 002D</text:p>
            <text:p text:style-name="P45">[DS+DI+000E] = F6</text:p>
          </table:table-cell>
        </table:table-row>
        <table:table-row table:style-name="Table3.1">
          <table:table-cell table:style-name="Table3.A2" office:value-type="string">
            <text:p text:style-name="P45">002D</text:p>
          </table:table-cell>
          <table:table-cell table:style-name="Table3.A2" office:value-type="string">
            <text:p text:style-name="P45">MOV CX,</text:p>
            <text:p text:style-name="P45">[000E+DI]</text:p>
          </table:table-cell>
          <table:table-cell table:style-name="Table3.A2" office:value-type="string">
            <text:p text:style-name="P45">8B8D0E00</text:p>
          </table:table-cell>
          <table:table-cell table:style-name="Table3.A2" office:value-type="string">
            <text:p text:style-name="P45">(CX) = 120E</text:p>
            <text:p text:style-name="P47">(DI) = 0002</text:p>
            <text:p text:style-name="P45">(IP) = 002D</text:p>
            <text:p text:style-name="P45">[DS+DI+000E] = F6EC</text:p>
          </table:table-cell>
          <table:table-cell table:style-name="Table3.E2" office:value-type="string">
            <text:p text:style-name="P45">(CX) = ECF6</text:p>
            <text:p text:style-name="P47">(DI) = 0002</text:p>
            <text:p text:style-name="P45">(IP) = 0031</text:p>
            <text:p text:style-name="P45">[DS+DI+000E] = F6EC</text:p>
          </table:table-cell>
        </table:table-row>
        <table:table-row table:style-name="Table3.1">
          <table:table-cell table:style-name="Table3.A2" office:value-type="string">
            <text:p text:style-name="P47">0031</text:p>
          </table:table-cell>
          <table:table-cell table:style-name="Table3.A2" office:value-type="string">
            <text:p text:style-name="P47">MOV BX, 0003</text:p>
          </table:table-cell>
          <table:table-cell table:style-name="Table3.A2" office:value-type="string">
            <text:p text:style-name="P47">BB0300</text:p>
          </table:table-cell>
          <table:table-cell table:style-name="Table3.A2" office:value-type="string">
            <text:p text:style-name="P47">(BX) = 0006</text:p>
            <text:p text:style-name="P47">(IP) = 0031</text:p>
          </table:table-cell>
          <table:table-cell table:style-name="Table3.E2" office:value-type="string">
            <text:p text:style-name="P47">(BX) = 0003</text:p>
            <text:p text:style-name="P47">(IP) = 0034</text:p>
          </table:table-cell>
        </table:table-row>
        <table:table-row table:style-name="Table3.1">
          <table:table-cell table:style-name="Table3.A2" office:value-type="string">
            <text:p text:style-name="P47">0034</text:p>
          </table:table-cell>
          <table:table-cell table:style-name="Table3.A2" office:value-type="string">
            <text:p text:style-name="P47">MOV AL, [0016+BX+DI]</text:p>
          </table:table-cell>
          <table:table-cell table:style-name="Table3.A2" office:value-type="string">
            <text:p text:style-name="P47">8A811600</text:p>
          </table:table-cell>
          <table:table-cell table:style-name="Table3.A2" office:value-type="string">
            <text:p text:style-name="P47">(AL) = F6</text:p>
            <text:p text:style-name="P47">(BX) = 0003</text:p>
            <text:p text:style-name="P47">(DI) = 0002</text:p>
            <text:p text:style-name="P47">(IP) = 0034</text:p>
            <text:p text:style-name="P47">[DS+DI+BX+0016] = <text:span text:style-name="T46">04</text:span></text:p>
          </table:table-cell>
          <table:table-cell table:style-name="Table3.E2" office:value-type="string">
            <text:p text:style-name="P48">(AL) = 04</text:p>
            <text:p text:style-name="P48">(BX) = 0003</text:p>
            <text:p text:style-name="P48">(DI) = 0002</text:p>
            <text:p text:style-name="P48">(IP) = 0038</text:p>
            <text:p text:style-name="P48">[DS+DI+BX+0016] = 04</text:p>
          </table:table-cell>
        </table:table-row>
        <table:table-row table:style-name="Table3.1">
          <table:table-cell table:style-name="Table3.A2" office:value-type="string">
            <text:p text:style-name="P48">0038</text:p>
          </table:table-cell>
          <table:table-cell table:style-name="Table3.A2" office:value-type="string">
            <text:p text:style-name="P48">MOV CX, [0016+BX+DI]</text:p>
          </table:table-cell>
          <table:table-cell table:style-name="Table3.A2" office:value-type="string">
            <text:p text:style-name="P48">8B891600</text:p>
          </table:table-cell>
          <table:table-cell table:style-name="Table3.A2" office:value-type="string">
            <text:p text:style-name="P48">(CX) = ECF6</text:p>
            <text:p text:style-name="P48">(BX) = 0003</text:p>
            <text:p text:style-name="P48">(DI) = 0002</text:p>
            <text:p text:style-name="P48">(IP) = 0038</text:p>
            <text:p text:style-name="P48">[DS+DI+BX+0016] = 04FE</text:p>
          </table:table-cell>
          <table:table-cell table:style-name="Table3.E2" office:value-type="string">
            <text:p text:style-name="P48">(CX) = FE04</text:p>
            <text:p text:style-name="P48">(BX) = 0003</text:p>
            <text:p text:style-name="P48">(DI) = 0002</text:p>
            <text:p text:style-name="P48">(IP) = 003C</text:p>
            <text:p text:style-name="P48">[DS+DI+BX+0016] = 04FE</text:p>
          </table:table-cell>
        </table:table-row>
        <table:table-row table:style-name="Table3.1">
          <table:table-cell table:style-name="Table3.A2" office:value-type="string">
            <text:p text:style-name="P48">003C</text:p>
          </table:table-cell>
          <table:table-cell table:style-name="Table3.A2" office:value-type="string">
            <text:p text:style-name="P48">MOV AX, 1A07</text:p>
          </table:table-cell>
          <table:table-cell table:style-name="Table3.A2" office:value-type="string">
            <text:p text:style-name="P48">B8071A</text:p>
          </table:table-cell>
          <table:table-cell table:style-name="Table3.A2" office:value-type="string">
            <text:p text:style-name="P48">(AX) = 0104</text:p>
            <text:p text:style-name="P48">(IP) = 003C</text:p>
          </table:table-cell>
          <table:table-cell table:style-name="Table3.E2" office:value-type="string">
            <text:p text:style-name="P48">(AX) = 1A07</text:p>
            <text:p text:style-name="P48">(IP) = 003F</text:p>
          </table:table-cell>
        </table:table-row>
        <table:table-row table:style-name="Table3.1">
          <table:table-cell table:style-name="Table3.A2" office:value-type="string">
            <text:p text:style-name="P48">003F</text:p>
          </table:table-cell>
          <table:table-cell table:style-name="Table3.A2" office:value-type="string">
            <text:p text:style-name="P48">MOV ES, AX</text:p>
          </table:table-cell>
          <table:table-cell table:style-name="Table3.A2" office:value-type="string">
            <text:p text:style-name="P48">8EC0</text:p>
          </table:table-cell>
          <table:table-cell table:style-name="Table3.A2" office:value-type="string">
            <text:p text:style-name="P48">(AX) = 1A07</text:p>
            <text:p text:style-name="P48">(ES) = 19F5</text:p>
            <text:p text:style-name="P48">(IP) = 003F</text:p>
          </table:table-cell>
          <table:table-cell table:style-name="Table3.E2" office:value-type="string">
            <text:p text:style-name="P48">(AX) = 19F5</text:p>
            <text:p text:style-name="P48">(ES) = 1A07</text:p>
            <text:p text:style-name="P48">(IP) = 0041</text:p>
          </table:table-cell>
        </table:table-row>
        <table:table-row table:style-name="Table3.1">
          <table:table-cell table:style-name="Table3.A2" office:value-type="string">
            <text:p text:style-name="P48">0041</text:p>
          </table:table-cell>
          <table:table-cell table:style-name="Table3.A2" office:value-type="string">
            <text:p text:style-name="P48">MOV AX, ES:[BX]</text:p>
          </table:table-cell>
          <table:table-cell table:style-name="Table3.A2" office:value-type="string">
            <text:p text:style-name="P48">268B07</text:p>
          </table:table-cell>
          <table:table-cell table:style-name="Table3.A2" office:value-type="string">
            <text:p text:style-name="P48">(AX) = 1A07</text:p>
            <text:p text:style-name="P48">(IP) = 0041</text:p>
            <text:p text:style-name="P48">[ES+BX] = FF00</text:p>
          </table:table-cell>
          <table:table-cell table:style-name="Table3.E2" office:value-type="string">
            <text:p text:style-name="P48">(AX) = 00FF</text:p>
            <text:p text:style-name="P48">(IP) = 0044</text:p>
            <text:p text:style-name="P48">[ES+BX] = FF00</text:p>
          </table:table-cell>
        </table:table-row>
        <table:table-row table:style-name="Table3.1">
          <table:table-cell table:style-name="Table3.A2" office:value-type="string">
            <text:p text:style-name="P48">0044</text:p>
          </table:table-cell>
          <table:table-cell table:style-name="Table3.A2" office:value-type="string">
            <text:p text:style-name="P48">MOV AX, 0000</text:p>
          </table:table-cell>
          <table:table-cell table:style-name="Table3.A2" office:value-type="string">
            <text:p text:style-name="P48">B80000</text:p>
          </table:table-cell>
          <table:table-cell table:style-name="Table3.A2" office:value-type="string">
            <text:p text:style-name="P48">(AX) = 00FF</text:p>
            <text:p text:style-name="P48">(IP) = 0044</text:p>
          </table:table-cell>
          <table:table-cell table:style-name="Table3.E2" office:value-type="string">
            <text:p text:style-name="P48">(AX) = 0000</text:p>
            <text:p text:style-name="P48">(IP) = 0047</text:p>
          </table:table-cell>
        </table:table-row>
        <table:table-row table:style-name="Table3.1">
          <table:table-cell table:style-name="Table3.A2" office:value-type="string">
            <text:p text:style-name="P48">0047</text:p>
          </table:table-cell>
          <table:table-cell table:style-name="Table3.A2" office:value-type="string">
            <text:p text:style-name="P48">MOV ES, AX</text:p>
          </table:table-cell>
          <table:table-cell table:style-name="Table3.A2" office:value-type="string">
            <text:p text:style-name="P48">8EC0</text:p>
          </table:table-cell>
          <table:table-cell table:style-name="Table3.A2" office:value-type="string">
            <text:p text:style-name="P48">(AX) = 0000</text:p>
            <text:p text:style-name="P48">(ES) = 1A07</text:p>
            <text:p text:style-name="P48">(IP) = 0047</text:p>
          </table:table-cell>
          <table:table-cell table:style-name="Table3.E2" office:value-type="string">
            <text:p text:style-name="P48">(AX) = 0000</text:p>
            <text:p text:style-name="P48">(ES) = 0000</text:p>
            <text:p text:style-name="P48">(IP) = 0049</text:p>
          </table:table-cell>
        </table:table-row>
        <table:table-row table:style-name="Table3.1">
          <table:table-cell table:style-name="Table3.A2" office:value-type="string">
            <text:p text:style-name="P48">0049</text:p>
          </table:table-cell>
          <table:table-cell table:style-name="Table3.A2" office:value-type="string">
            <text:p text:style-name="P48">PUSH DS</text:p>
          </table:table-cell>
          <table:table-cell table:style-name="Table3.A2" office:value-type="string">
            <text:p text:style-name="P48">1E</text:p>
          </table:table-cell>
          <table:table-cell table:style-name="Table3.A2" office:value-type="string">
            <text:p text:style-name="P48">(DS) = 1A07</text:p>
            <text:p text:style-name="P48">(IP) = 0049</text:p>
            <text:p text:style-name="P49">(SP) = 0014</text:p>
            <text:p text:style-name="P53"><text:span text:style-name="T38">(SS) = 1A05</text:span></text:p>
            <text:p text:style-name="P48">[SS+SP] = 0000</text:p>
            <text:p text:style-name="P48">[SS+SP+2] = 19F5</text:p>
            <text:p text:style-name="P48">[SS+SP+4] = 0000</text:p>
          </table:table-cell>
          <table:table-cell table:style-name="Table3.E2" office:value-type="string">
            <text:p text:style-name="P48">(DS) = 1A07</text:p>
            <text:p text:style-name="P48">(IP) = 004A</text:p>
            <text:p text:style-name="P49">(SP) = 0012</text:p>
            <text:p text:style-name="P53"><text:span text:style-name="T38">(SS) = 1A05</text:span></text:p>
            <text:p text:style-name="P48">[SS+SP] = 1A07</text:p>
            <text:p text:style-name="P48">[SS+SP+2] = 0000</text:p>
            <text:p text:style-name="P48">[SS+SP+<text:span text:style-name="T41">4</text:span>] = 19F5</text:p>
          </table:table-cell>
        </table:table-row>
      </table:table>
      <text:p text:style-name="P12"/>
      <text:p text:style-name="P37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48">004A</text:p>
          </table:table-cell>
          <table:table-cell table:style-name="Table5.A1" office:value-type="string">
            <text:p text:style-name="P48">POP ES</text:p>
          </table:table-cell>
          <table:table-cell table:style-name="Table5.A1" office:value-type="string">
            <text:p text:style-name="P48">07</text:p>
          </table:table-cell>
          <table:table-cell table:style-name="Table5.A1" office:value-type="string">
            <text:p text:style-name="P48">(ES) = 0000</text:p>
            <text:p text:style-name="P48">(IP) = 004A</text:p>
            <text:p text:style-name="P49">(SP) = 0012</text:p>
            <text:p text:style-name="P53"><text:span text:style-name="T38">(SS) = 1A05</text:span></text:p>
            <text:p text:style-name="P48">[SS+SP] = 1A07</text:p>
            <text:p text:style-name="P48">[SS+SP+2] = 0000</text:p>
            <text:p text:style-name="P48">[SS+SP+<text:span text:style-name="T41">4</text:span>] = 19F5</text:p>
          </table:table-cell>
          <table:table-cell table:style-name="Table5.E1" office:value-type="string">
            <text:p text:style-name="P48">(ES) = 1A07</text:p>
            <text:p text:style-name="P48">(IP) = 004B</text:p>
            <text:p text:style-name="P49">(SP) = 0014</text:p>
            <text:p text:style-name="P53"><text:span text:style-name="T38">(SS) = 1A05</text:span></text:p>
            <text:p text:style-name="P48">[SS+SP] = 0000</text:p>
            <text:p text:style-name="P48">[SS+SP+2] = 19F5</text:p>
            <text:p text:style-name="P48">[SS+SP+4] = 0000</text:p>
          </table:table-cell>
        </table:table-row>
        <table:table-row table:style-name="Table5.1">
          <table:table-cell table:style-name="Table5.A2" office:value-type="string">
            <text:p text:style-name="P48">004B</text:p>
          </table:table-cell>
          <table:table-cell table:style-name="Table5.A2" office:value-type="string">
            <text:p text:style-name="P48">MOV CX, ES:[BX-01]</text:p>
          </table:table-cell>
          <table:table-cell table:style-name="Table5.A2" office:value-type="string">
            <text:p text:style-name="P48">268B4FFF</text:p>
          </table:table-cell>
          <table:table-cell table:style-name="Table5.A2" office:value-type="string">
            <text:p text:style-name="P48">(BX) = 0003</text:p>
            <text:p text:style-name="P48">(CX) = FE04</text:p>
            <text:p text:style-name="P48">(IP) = 004B</text:p>
            <text:p text:style-name="P48">[ES+BX-01] = CEFF</text:p>
          </table:table-cell>
          <table:table-cell table:style-name="Table5.E2" office:value-type="string">
            <text:p text:style-name="P48">(BX) = 0003</text:p>
            <text:p text:style-name="P48">(CX) = FFCE</text:p>
            <text:p text:style-name="P48">(IP) = 004F</text:p>
            <text:p text:style-name="P48">[ES+BX-01] = CEFF</text:p>
          </table:table-cell>
        </table:table-row>
        <table:table-row table:style-name="Table5.1">
          <table:table-cell table:style-name="Table5.A2" office:value-type="string">
            <text:p text:style-name="P48">004F</text:p>
          </table:table-cell>
          <table:table-cell table:style-name="Table5.A2" office:value-type="string">
            <text:p text:style-name="P48">XCHG AX, CX</text:p>
          </table:table-cell>
          <table:table-cell table:style-name="Table5.A2" office:value-type="string">
            <text:p text:style-name="P48">91</text:p>
          </table:table-cell>
          <table:table-cell table:style-name="Table5.A2" office:value-type="string">
            <text:p text:style-name="P48">(AX) = 0000</text:p>
            <text:p text:style-name="P48">(CX) = FFCE</text:p>
            <text:p text:style-name="P48">(IP) = 004F</text:p>
          </table:table-cell>
          <table:table-cell table:style-name="Table5.E2" office:value-type="string">
            <text:p text:style-name="P48">(AX) = FFCE</text:p>
            <text:p text:style-name="P48">(CX) = 0000</text:p>
            <text:p text:style-name="P48">(IP) = 0050</text:p>
          </table:table-cell>
        </table:table-row>
        <table:table-row table:style-name="Table5.1">
          <table:table-cell table:style-name="Table5.A2" office:value-type="string">
            <text:p text:style-name="P48">0050</text:p>
          </table:table-cell>
          <table:table-cell table:style-name="Table5.A2" office:value-type="string">
            <text:p text:style-name="P48">MOV DI, 0002</text:p>
          </table:table-cell>
          <table:table-cell table:style-name="Table5.A2" office:value-type="string">
            <text:p text:style-name="P48">BF0200</text:p>
          </table:table-cell>
          <table:table-cell table:style-name="Table5.A2" office:value-type="string">
            <text:p text:style-name="P48">(DI) = 0002</text:p>
            <text:p text:style-name="P48">(IP) = 0050</text:p>
          </table:table-cell>
          <table:table-cell table:style-name="Table5.E2" office:value-type="string">
            <text:p text:style-name="P48">(DI) = 0002</text:p>
            <text:p text:style-name="P48">(IP) = 0053</text:p>
          </table:table-cell>
        </table:table-row>
        <table:table-row table:style-name="Table5.1">
          <table:table-cell table:style-name="Table5.A2" office:value-type="string">
            <text:p text:style-name="P48">0053</text:p>
          </table:table-cell>
          <table:table-cell table:style-name="Table5.A2" office:value-type="string">
            <text:p text:style-name="P48">MOV ES:[BX+DI], AX</text:p>
          </table:table-cell>
          <table:table-cell table:style-name="Table5.A2" office:value-type="string">
            <text:p text:style-name="P48">268901</text:p>
          </table:table-cell>
          <table:table-cell table:style-name="Table5.A2" office:value-type="string">
            <text:p text:style-name="P50">(AX) = FFCE</text:p>
            <text:p text:style-name="P50">(BX) = 0003</text:p>
            <text:p text:style-name="P50">(DI) = 0002</text:p>
            <text:p text:style-name="P50">(IP) = 0053</text:p>
            <text:p text:style-name="P50">[ES+BX+DI] = 000B</text:p>
          </table:table-cell>
          <table:table-cell table:style-name="Table5.E2" office:value-type="string">
            <text:p text:style-name="P50">(AX) = FFCE</text:p>
            <text:p text:style-name="P50">(BX) = 0003</text:p>
            <text:p text:style-name="P50">(DI) = 0002</text:p>
            <text:p text:style-name="P50">(IP) = 0056</text:p>
            <text:p text:style-name="P50">[ES+BX+DI] = CEFF</text:p>
          </table:table-cell>
        </table:table-row>
        <table:table-row table:style-name="Table5.1">
          <table:table-cell table:style-name="Table5.A2" office:value-type="string">
            <text:p text:style-name="P50">0056</text:p>
          </table:table-cell>
          <table:table-cell table:style-name="Table5.A2" office:value-type="string">
            <text:p text:style-name="P50">MOV BP, SP</text:p>
          </table:table-cell>
          <table:table-cell table:style-name="Table5.A2" office:value-type="string">
            <text:p text:style-name="P50">8BEC</text:p>
          </table:table-cell>
          <table:table-cell table:style-name="Table5.A2" office:value-type="string">
            <text:p text:style-name="P50">(BP) = 0000</text:p>
            <text:p text:style-name="P50">(SP) = 0014</text:p>
            <text:p text:style-name="P50">(IP) = 0056</text:p>
          </table:table-cell>
          <table:table-cell table:style-name="Table5.E2" office:value-type="string">
            <text:p text:style-name="P50">(BP) = 0014</text:p>
            <text:p text:style-name="P50">(SP) = 0014</text:p>
            <text:p text:style-name="P50">(IP) = 0058</text:p>
          </table:table-cell>
        </table:table-row>
        <table:table-row table:style-name="Table5.1">
          <table:table-cell table:style-name="Table5.A2" office:value-type="string">
            <text:p text:style-name="P50">0058</text:p>
          </table:table-cell>
          <table:table-cell table:style-name="Table5.A2" office:value-type="string">
            <text:p text:style-name="P50">PUSH [0000]</text:p>
          </table:table-cell>
          <table:table-cell table:style-name="Table5.A2" office:value-type="string">
            <text:p text:style-name="P50">FF360000</text:p>
          </table:table-cell>
          <table:table-cell table:style-name="Table5.A2" office:value-type="string">
            <text:p text:style-name="P51">(IP) = 0058</text:p>
            <text:p text:style-name="P52">(SP) = 0014</text:p>
            <text:p text:style-name="P53"><text:span text:style-name="T38">(SS) = 1A05</text:span></text:p>
            <text:p text:style-name="P51">[SS+SP] = 0000</text:p>
            <text:p text:style-name="P51">[SS+SP+2] = 19F5</text:p>
            <text:p text:style-name="P51">[SS+SP+4] = 0000</text:p>
            <text:p text:style-name="P51">[DS] = F401</text:p>
          </table:table-cell>
          <table:table-cell table:style-name="Table5.E2" office:value-type="string">
            <text:p text:style-name="P51">(IP) = 005C</text:p>
            <text:p text:style-name="P52">(SP) = 0012</text:p>
            <text:p text:style-name="P53"><text:span text:style-name="T38">(SS) = 1A05</text:span></text:p>
            <text:p text:style-name="P51">[SS+SP] = 01F4</text:p>
            <text:p text:style-name="P51">[SS+SP+2] = 0000</text:p>
            <text:p text:style-name="P51">[SS+SP+4] = 19F5</text:p>
            <text:p text:style-name="P51">[DS] = F401</text:p>
          </table:table-cell>
        </table:table-row>
        <table:table-row table:style-name="Table5.1">
          <table:table-cell table:style-name="Table5.A2" office:value-type="string">
            <text:p text:style-name="P51">005C</text:p>
          </table:table-cell>
          <table:table-cell table:style-name="Table5.A2" office:value-type="string">
            <text:p text:style-name="P51">PUSH [0002]</text:p>
          </table:table-cell>
          <table:table-cell table:style-name="Table5.A2" office:value-type="string">
            <text:p text:style-name="P51">FF360200</text:p>
          </table:table-cell>
          <table:table-cell table:style-name="Table5.A2" office:value-type="string">
            <text:p text:style-name="P51">(IP) = 005<text:span text:style-name="T41">C</text:span></text:p>
            <text:p text:style-name="P52">(SP) = 001<text:span text:style-name="T41">2</text:span></text:p>
            <text:p text:style-name="P53"><text:span text:style-name="T41">(SS) = 1A05</text:span></text:p>
            <text:p text:style-name="P51">[SS+SP] = 01F4</text:p>
            <text:p text:style-name="P51">[SS+SP+2] = 0000</text:p>
            <text:p text:style-name="P51"><text:span text:style-name="T41">[SS+SP+4] = 19F5</text:span></text:p>
            <text:p text:style-name="P51"><text:span text:style-name="T41">[SS+SP+6] = 0000</text:span></text:p>
            <text:p text:style-name="P51">[DS+0002] = <text:span text:style-name="T41">CEFF</text:span></text:p>
          </table:table-cell>
          <table:table-cell table:style-name="Table5.E2" office:value-type="string">
            <text:p text:style-name="P51">(IP) = 00<text:span text:style-name="T41">60</text:span></text:p>
            <text:p text:style-name="P52">(SP) = 001<text:span text:style-name="T41">0</text:span></text:p>
            <text:p text:style-name="P53"><text:span text:style-name="T41">(SS) = 1A05</text:span></text:p>
            <text:p text:style-name="P51">[SS+SP] = FFCE</text:p>
            <text:p text:style-name="P51">[SS+SP+2] = 01F4</text:p>
            <text:p text:style-name="P51">[SS+SP+4] = 0000</text:p>
            <text:p text:style-name="P51">[SS+SP+6] = 19F5</text:p>
            <text:p text:style-name="P51">[DS+0002] = <text:span text:style-name="T41">CEFF</text:span></text:p>
          </table:table-cell>
        </table:table-row>
        <table:table-row table:style-name="Table5.1">
          <table:table-cell table:style-name="Table5.A2" office:value-type="string">
            <text:p text:style-name="P51">0060</text:p>
          </table:table-cell>
          <table:table-cell table:style-name="Table5.A2" office:value-type="string">
            <text:p text:style-name="P51">MOV BP, SP</text:p>
          </table:table-cell>
          <table:table-cell table:style-name="Table5.A2" office:value-type="string">
            <text:p text:style-name="P51">8BEC</text:p>
          </table:table-cell>
          <table:table-cell table:style-name="Table5.A2" office:value-type="string">
            <text:p text:style-name="P51">(BP) = 0014</text:p>
            <text:p text:style-name="P51">(SP) = 0010</text:p>
            <text:p text:style-name="P51">(IP) = 0060</text:p>
          </table:table-cell>
          <table:table-cell table:style-name="Table5.E2" office:value-type="string">
            <text:p text:style-name="P51">(BP) = 0010</text:p>
            <text:p text:style-name="P51">(SP) = 0010</text:p>
            <text:p text:style-name="P51">(IP) = 0062</text:p>
          </table:table-cell>
        </table:table-row>
        <table:table-row table:style-name="Table5.1">
          <table:table-cell table:style-name="Table5.A2" office:value-type="string">
            <text:p text:style-name="P51">0062</text:p>
          </table:table-cell>
          <table:table-cell table:style-name="Table5.A2" office:value-type="string">
            <text:p text:style-name="P51">MOV DX, [BP+02]</text:p>
          </table:table-cell>
          <table:table-cell table:style-name="Table5.A2" office:value-type="string">
            <text:p text:style-name="P51">8B5602</text:p>
          </table:table-cell>
          <table:table-cell table:style-name="Table5.A2" office:value-type="string">
            <text:p text:style-name="P51">(DX) = 0000</text:p>
            <text:p text:style-name="P51">(BP) = 0010</text:p>
            <text:p text:style-name="P51">(IP) = 0062</text:p>
            <text:p text:style-name="P51">[SS+BP+02] = 01F4</text:p>
          </table:table-cell>
          <table:table-cell table:style-name="Table5.E2" office:value-type="string">
            <text:p text:style-name="P51">(DX) = 01F4</text:p>
            <text:p text:style-name="P51">(BP) = 0010</text:p>
            <text:p text:style-name="P51">(IP) = 0065</text:p>
            <text:p text:style-name="P51">[SS+BP+02] = 01F4</text:p>
          </table:table-cell>
        </table:table-row>
      </table:table>
      <text:p text:style-name="P12"/>
      <text:p text:style-name="P3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1">0065</text:p>
          </table:table-cell>
          <table:table-cell table:style-name="Table4.A1" office:value-type="string">
            <text:p text:style-name="P51">ADD SP, 0004</text:p>
          </table:table-cell>
          <table:table-cell table:style-name="Table4.A1" office:value-type="string">
            <text:p text:style-name="P51">83C404</text:p>
          </table:table-cell>
          <table:table-cell table:style-name="Table4.A1" office:value-type="string">
            <text:p text:style-name="P51">(IP) = 0065</text:p>
            <text:p text:style-name="P52">(SP) = 0010</text:p>
            <text:p text:style-name="P53"><text:span text:style-name="T38">(SS) = 1A05</text:span></text:p>
            <text:p text:style-name="P51">[SS+SP] = FFCE</text:p>
            <text:p text:style-name="P51">[SS+SP+2] = 01F4</text:p>
            <text:p text:style-name="P51">[SS+SP+4] = 0000</text:p>
            <text:p text:style-name="P51">[SS+SP+6] = 19F5</text:p>
          </table:table-cell>
          <table:table-cell table:style-name="Table4.E1" office:value-type="string">
            <text:p text:style-name="P51">(IP) = 0068</text:p>
            <text:p text:style-name="P52">(SP) = 0014</text:p>
            <text:p text:style-name="P53"><text:span text:style-name="T38">(SS) = 1A05</text:span></text:p>
            <text:p text:style-name="P51">[SS+SP] = 0000</text:p>
            <text:p text:style-name="P51">[SS+SP+2] = 19F5</text:p>
            <text:p text:style-name="P51">[SS+SP+4] = 0000</text:p>
            <text:p text:style-name="P51">[SS+SP+6] = 0000</text:p>
          </table:table-cell>
        </table:table-row>
        <table:table-row table:style-name="Table4.1">
          <table:table-cell table:style-name="Table4.A2" office:value-type="string">
            <text:p text:style-name="P51">0068</text:p>
          </table:table-cell>
          <table:table-cell table:style-name="Table4.A2" office:value-type="string">
            <text:p text:style-name="P51">RET Far</text:p>
          </table:table-cell>
          <table:table-cell table:style-name="Table4.A2" office:value-type="string">
            <text:p text:style-name="P51">CB</text:p>
          </table:table-cell>
          <table:table-cell table:style-name="Table4.A2" office:value-type="string">
            <text:p text:style-name="P53">(CS) = 1A0A</text:p>
            <text:p text:style-name="P53">(IP) = 0068</text:p>
            <text:p text:style-name="P53">(SP) = 0014</text:p>
            <text:p text:style-name="P52">[SS+SP] = 0000</text:p>
            <text:p text:style-name="P52">[SS+SP+2] = 19F5</text:p>
          </table:table-cell>
          <table:table-cell table:style-name="Table4.E2" office:value-type="string">
            <text:p text:style-name="P53">(CS) = 19F5</text:p>
            <text:p text:style-name="P53">(IP) = 0000</text:p>
            <text:p text:style-name="P53">(SP) = 0018</text:p>
            <text:p text:style-name="P52">[SS+SP] = 0000</text:p>
            <text:p text:style-name="P52">[SS+SP+2] = <text:span text:style-name="T42">0000</text:span></text:p>
          </table:table-cell>
        </table:table-row>
        <table:table-row table:style-name="Table4.1">
          <table:table-cell table:style-name="Table4.A2" office:value-type="string">
            <text:p text:style-name="P53">0000</text:p>
          </table:table-cell>
          <table:table-cell table:style-name="Table4.A2" office:value-type="string">
            <text:p text:style-name="P53">INT 20</text:p>
          </table:table-cell>
          <table:table-cell table:style-name="Table4.A2" office:value-type="string">
            <text:p text:style-name="P53">CD20</text:p>
          </table:table-cell>
          <table:table-cell table:style-name="Table4.A2" office:value-type="string">
            <text:p text:style-name="P53"/>
          </table:table-cell>
          <table:table-cell table:style-name="Table4.E2" office:value-type="string">
            <text:p text:style-name="P53"/>
          </table:table-cell>
        </table:table-row>
      </table:table>
      <text:p text:style-name="P11"/>
      <text:p text:style-name="P35"><text:span text:style-name="T7">ПРИЛОЖЕНИЕ </text:span><text:span text:style-name="T18">А</text:span></text:p>
      <text:p text:style-name="P21"><text:span text:style-name="T7">Исходный </text:span><text:span text:style-name="T18">код программы с ошибками</text:span></text:p>
      <text:p text:style-name="P32"/>
      <text:p text:style-name="P24">; Программа изучения режимов адресации процессора IntelX86</text:p>
      <text:p text:style-name="P24">EOL EQU '$'</text:p>
      <text:p text:style-name="P24">ind EQU 2</text:p>
      <text:p text:style-name="P24">n1 EQU 500</text:p>
      <text:p text:style-name="P24">n2 EQU -50</text:p>
      <text:p text:style-name="P24">; Стек программы</text:p>
      <text:p text:style-name="P24">AStack SEGMENT STACK</text:p>
      <text:p text:style-name="P24"><text:s/>DW 12 DUP(?)</text:p>
      <text:p text:style-name="P24">AStack ENDS</text:p>
      <text:p text:style-name="P24">; Данные программы</text:p>
      <text:p text:style-name="P24">DATA SEGMENT</text:p>
      <text:p text:style-name="P24">; Директивы описания данных</text:p>
      <text:p text:style-name="P24">mem1 DW 0</text:p>
      <text:p text:style-name="P24">mem2 DW 0</text:p>
      <text:p text:style-name="P24">mem3 DW 0</text:p>
      <text:p text:style-name="P24">vec1 DB 11,12,13,14,18,17,16,15</text:p>
      <text:p text:style-name="P24">vec2 DB 10,20,-10,-20,30,40,-30,-40</text:p>
      <text:p text:style-name="P24">matr DB 1,2,-4,-3,3,4,-2,-1,5,6,-8,-7,7,8,-6,-5</text:p>
      <text:p text:style-name="P24">DATA ENDS</text:p>
      <text:p text:style-name="P24">; Код программы</text:p>
      <text:p text:style-name="P24">CODE SEGMENT</text:p>
      <text:p text:style-name="P24"><text:s/>ASSUME CS:CODE, DS:DATA, SS:AStack</text:p>
      <text:p text:style-name="P24">; Головная процедура</text:p>
      <text:p text:style-name="P24">Main PROC FAR</text:p>
      <text:p text:style-name="P24"><text:s/>push DS</text:p>
      <text:p text:style-name="P24"><text:s/>sub AX,AX</text:p>
      <text:p text:style-name="P24"><text:s/>push AX</text:p>
      <text:p text:style-name="P24"><text:s/>mov AX,DATA</text:p>
      <text:p text:style-name="P24"><text:s/>mov DS,AX</text:p>
      <text:p text:style-name="P24">; ПРОВЕРКА РЕЖИМОВ АДРЕСАЦИИ НА УРОВНЕ СМЕЩЕНИЙ</text:p>
      <text:p text:style-name="P24">; Регистровая адресация</text:p>
      <text:p text:style-name="P24"><text:s/>mov ax,n1</text:p>
      <text:p text:style-name="P24"><text:s/>mov cx,ax</text:p>
      <text:p text:style-name="P24"><text:s/>mov bl,EOL</text:p>
      <text:p text:style-name="P24"><text:s/>mov bh,n2</text:p>
      <text:p text:style-name="P24">; Прямая адресация</text:p>
      <text:p text:style-name="P24"><text:s/>mov mem2,n2</text:p>
      <text:p text:style-name="P24"><text:s/>mov bx,OFFSET vec1</text:p>
      <text:p text:style-name="P24"><text:s/>mov mem1,ax</text:p>
      <text:p text:style-name="P24">; Косвенная адресация</text:p>
      <text:p text:style-name="P24"><text:s/>mov al,[bx]</text:p>
      <text:p text:style-name="P24"><text:soft-page-break/><text:s/>mov mem3,[bx]</text:p>
      <text:p text:style-name="P24">; Базированная адресация</text:p>
      <text:p text:style-name="P24"><text:s/>mov al,[bx]+3</text:p>
      <text:p text:style-name="P24"><text:s/>mov cx,3[bx]</text:p>
      <text:p text:style-name="P24">; Индексная адресация</text:p>
      <text:p text:style-name="P24"><text:s/>mov di,ind</text:p>
      <text:p text:style-name="P24"><text:s/>mov al,vec2[di]</text:p>
      <text:p text:style-name="P24"><text:s/>mov cx,vec2[di]</text:p>
      <text:p text:style-name="P24">; Адресация с базированием и индексированием</text:p>
      <text:p text:style-name="P24"><text:s/>mov bx,3</text:p>
      <text:p text:style-name="P24"><text:s/>mov al,matr[bx][di]</text:p>
      <text:p text:style-name="P24"><text:s/>mov cx,matr[bx][di]</text:p>
      <text:p text:style-name="P24"><text:s/>mov ax,matr[bx*4][di]</text:p>
      <text:p text:style-name="P24">; ПРОВЕРКА РЕЖИМОВ АДРЕСАЦИИ С УЧЕТОМ СЕГМЕНТОВ</text:p>
      <text:p text:style-name="P24">; Переопределение сегмента</text:p>
      <text:p text:style-name="P24">; ------ вариант 1</text:p>
      <text:p text:style-name="P24"><text:s/>mov ax, SEG vec2</text:p>
      <text:p text:style-name="P24"><text:s/>mov es, ax</text:p>
      <text:p text:style-name="P24"><text:s/>mov ax, es:[bx]</text:p>
      <text:p text:style-name="P24"><text:s/>mov ax, 0</text:p>
      <text:p text:style-name="P24">; ------ вариант 2</text:p>
      <text:p text:style-name="P24"><text:s/>mov es, ax</text:p>
      <text:p text:style-name="P24"><text:s/>push ds</text:p>
      <text:p text:style-name="P24"><text:s/>pop es</text:p>
      <text:p text:style-name="P24"><text:s/>mov cx, es:[bx-1]</text:p>
      <text:p text:style-name="P24"><text:s/>xchg cx,ax</text:p>
      <text:p text:style-name="P24">; ------ вариант 3</text:p>
      <text:p text:style-name="P24"><text:s/>mov di,ind</text:p>
      <text:p text:style-name="P24"><text:s/>mov es:[bx+di],ax</text:p>
      <text:p text:style-name="P24">; ------ вариант 4</text:p>
      <text:p text:style-name="P24"><text:s/>mov bp,sp</text:p>
      <text:p text:style-name="P24"><text:s/>mov ax,matr[bp+bx]</text:p>
      <text:p text:style-name="P24"><text:s/>mov ax,matr[bp+di+si]</text:p>
      <text:p text:style-name="P24">; Использование сегмента стека</text:p>
      <text:p text:style-name="P24"><text:s/>push mem1</text:p>
      <text:p text:style-name="P24"><text:s/>push mem2</text:p>
      <text:p text:style-name="P24"><text:s/>mov bp,sp</text:p>
      <text:p text:style-name="P24"><text:s/>mov dx,[bp]+2</text:p>
      <text:p text:style-name="P24"><text:s/>ret 2</text:p>
      <text:p text:style-name="P24">Main ENDP</text:p>
      <text:p text:style-name="P24">CODE ENDS</text:p>
      <text:p text:style-name="P24"><text:s/>END Main</text:p>
      <text:p text:style-name="P35"><text:span text:style-name="T7">ПРИЛОЖЕНИЕ </text:span><text:span text:style-name="T18">Б</text:span></text:p>
      <text:p text:style-name="P25">Листинг компиляции программы с ошибками</text:p>
      <text:p text:style-name="P26"/>
      <text:p text:style-name="P29">#Microsoft (R) Macro Assembler Version 5.10 <text:s text:c="17"/>10/15/21 20:39:3</text:p>
      <text:p text:style-name="P29"><text:s text:c="61"/>Page <text:s text:c="4"/>1-1</text:p>
      <text:p text:style-name="P29"/>
      <text:p text:style-name="P29"/>
      <text:p text:style-name="P29"><text:s text:c="7"/>1<text:tab/><text:tab/><text:tab/><text:tab/>; Программа изучения режимов адресации </text:p>
      <text:p text:style-name="P29"><text:tab/><text:tab/><text:tab/><text:tab/><text:tab/>процессора IntelX86</text:p>
      <text:p text:style-name="P29"><text:s text:c="7"/>2 = 0024<text:tab/><text:tab/><text:tab/><text:tab/>EOL EQU '$'</text:p>
      <text:p text:style-name="P29"><text:s text:c="7"/>3 = 0002<text:tab/><text:tab/><text:tab/><text:tab/>ind EQU 2</text:p>
      <text:p text:style-name="P29"><text:s text:c="7"/>4 = 01F4<text:tab/><text:tab/><text:tab/><text:tab/>n1 EQU 500</text:p>
      <text:p text:style-name="P29"><text:s text:c="7"/>5 =-0032<text:tab/><text:tab/><text:tab/><text:tab/>n2 EQU -50</text:p>
      <text:p text:style-name="P29"><text:s text:c="7"/>6<text:tab/><text:tab/><text:tab/><text:tab/>; Стек программы</text:p>
      <text:p text:style-name="P29"><text:s text:c="7"/>7 0000<text:tab/><text:tab/><text:tab/><text:tab/>AStack SEGMENT STACK</text:p>
      <text:p text:style-name="P29"><text:s text:c="7"/>8 0000 <text:s/>000C[<text:tab/><text:tab/><text:tab/> DW 12 DUP(?)</text:p>
      <text:p text:style-name="P29"><text:s text:c="7"/>9<text:tab/> <text:s text:c="2"/>????<text:tab/><text:tab/><text:tab/></text:p>
      <text:p text:style-name="P29"><text:s text:c="6"/>10<text:tab/><text:tab/><text:tab/> ]<text:tab/></text:p>
      <text:p text:style-name="P29"><text:s text:c="6"/>11<text:tab/><text:tab/><text:tab/><text:tab/></text:p>
      <text:p text:style-name="P29"><text:s text:c="6"/>12 0018<text:tab/><text:tab/><text:tab/><text:tab/>AStack ENDS</text:p>
      <text:p text:style-name="P29"><text:s text:c="6"/>13<text:tab/><text:tab/><text:tab/><text:tab/>; Данные программы</text:p>
      <text:p text:style-name="P29"><text:s text:c="6"/>14 0000<text:tab/><text:tab/><text:tab/><text:tab/>DATA SEGMENT</text:p>
      <text:p text:style-name="P29"><text:s text:c="6"/>15<text:tab/><text:tab/><text:tab/><text:tab/>; Директивы описания данных</text:p>
      <text:p text:style-name="P29"><text:s text:c="6"/>16 0000 <text:s/>0000<text:tab/><text:tab/><text:tab/>mem1 DW 0</text:p>
      <text:p text:style-name="P29"><text:s text:c="6"/>17 0002 <text:s/>0000<text:tab/><text:tab/><text:tab/>mem2 DW 0</text:p>
      <text:p text:style-name="P29"><text:s text:c="6"/>18 0004 <text:s/>0000<text:tab/><text:tab/><text:tab/>mem3 DW 0</text:p>
      <text:p text:style-name="P29"><text:s text:c="6"/>19 0006 <text:s/>0B 0C 0D 0E 12 11<text:tab/>vec1 DB 11,12,13,14,18,17,16,15</text:p>
      <text:p text:style-name="P29"><text:s text:c="6"/>20 <text:s text:c="6"/>10 0F<text:tab/><text:tab/><text:tab/></text:p>
      <text:p text:style-name="P29"><text:s text:c="6"/>21 000E <text:s/>0A 14 F6 EC 1E 28<text:tab/>vec2 DB 10,20,-10,-20,30,40,-30,-40</text:p>
      <text:p text:style-name="P29"><text:s text:c="6"/>22 <text:s text:c="6"/>E2 D8<text:tab/><text:tab/><text:tab/></text:p>
      <text:p text:style-name="P29"><text:s text:c="6"/>23 0016 <text:s/>01 02 FC FD 03 04<text:tab/>matr DB 1,2,-4,-3,3,4,-2,-1,5,6,-8,-7,7</text:p>
      <text:p text:style-name="P29"><text:tab/><text:tab/><text:tab/><text:tab/><text:tab/>,8,-6,-5</text:p>
      <text:p text:style-name="P29"><text:s text:c="6"/>24 <text:s text:c="6"/>FE FF 05 06 F8 F9<text:tab/></text:p>
      <text:p text:style-name="P29"><text:s text:c="6"/>25 <text:s text:c="6"/>07 08 FA FB<text:tab/><text:tab/></text:p>
      <text:p text:style-name="P29"><text:s text:c="6"/>26 0026<text:tab/><text:tab/><text:tab/><text:tab/>DATA ENDS</text:p>
      <text:p text:style-name="P29"><text:s text:c="6"/>27<text:tab/><text:tab/><text:tab/><text:tab/>; Код программы</text:p>
      <text:p text:style-name="P29"><text:s text:c="6"/>28 0000<text:tab/><text:tab/><text:tab/><text:tab/>CODE SEGMENT</text:p>
      <text:p text:style-name="P29"><text:s text:c="6"/>29<text:tab/><text:tab/><text:tab/><text:tab/> ASSUME CS:CODE, DS:DATA, SS:AStack</text:p>
      <text:p text:style-name="P29"><text:s text:c="6"/>30<text:tab/><text:tab/><text:tab/><text:tab/>; Головная процедура</text:p>
      <text:p text:style-name="P29"><text:s text:c="6"/>31 0000<text:tab/><text:tab/><text:tab/><text:tab/>Main PROC FAR</text:p>
      <text:p text:style-name="P29"><text:s text:c="6"/>32 0000 <text:s/>1E<text:tab/><text:tab/><text:tab/> push DS</text:p>
      <text:p text:style-name="P29"><text:s text:c="6"/>33 0001 <text:s/>2B C0<text:tab/><text:tab/><text:tab/> sub AX,AX</text:p>
      <text:p text:style-name="P29"><text:s text:c="6"/>34 0003 <text:s/>50<text:tab/><text:tab/><text:tab/> push AX</text:p>
      <text:p text:style-name="P29"><text:s text:c="6"/>35 0004 <text:s/>B8 ---- R<text:tab/><text:tab/> mov AX,DATA</text:p>
      <text:p text:style-name="P29"><text:soft-page-break/><text:s text:c="6"/>36 0007 <text:s/>8E D8<text:tab/><text:tab/><text:tab/> mov DS,AX</text:p>
      <text:p text:style-name="P29"><text:s text:c="6"/>37<text:tab/><text:tab/><text:tab/><text:tab/>; ПРОВЕРКА РЕЖИМОВ АДРЕСАЦИИ НА УРОВНЕ </text:p>
      <text:p text:style-name="P29"><text:tab/><text:tab/><text:tab/><text:tab/><text:tab/>СМЕЩЕНИЙ</text:p>
      <text:p text:style-name="P29"><text:s text:c="6"/>38<text:tab/><text:tab/><text:tab/><text:tab/>; Регистровая адресация</text:p>
      <text:p text:style-name="P29"><text:s text:c="6"/>39 0009 <text:s/>B8 01F4<text:tab/><text:tab/><text:tab/> mov ax,n1</text:p>
      <text:p text:style-name="P29"><text:s text:c="6"/>40 000C <text:s/>8B C8<text:tab/><text:tab/><text:tab/> mov cx,ax</text:p>
      <text:p text:style-name="P29"><text:s text:c="6"/>41 000E <text:s/>B3 24<text:tab/><text:tab/><text:tab/> mov bl,EOL</text:p>
      <text:p text:style-name="P29"><text:s text:c="6"/>42 0010 <text:s/>B7 CE<text:tab/><text:tab/><text:tab/> mov bh,n2</text:p>
      <text:p text:style-name="P29"><text:s text:c="6"/>43<text:tab/><text:tab/><text:tab/><text:tab/>; Прямая адресация</text:p>
      <text:p text:style-name="P29"><text:s text:c="6"/>44 0012 <text:s/>C7 06 0002 R FFCE<text:tab/> mov mem2,n2</text:p>
      <text:p text:style-name="P29"><text:s text:c="6"/>45 0018 <text:s/>BB 0006 R<text:tab/><text:tab/> mov bx,OFFSET vec1</text:p>
      <text:p text:style-name="P29"><text:s text:c="6"/>46 001B <text:s/>A3 0000 R<text:tab/><text:tab/> mov mem1,ax</text:p>
      <text:p text:style-name="P29"><text:s text:c="6"/>47<text:tab/><text:tab/><text:tab/><text:tab/>; Косвенная адресация</text:p>
      <text:p text:style-name="P29"><text:s text:c="6"/>48 001E <text:s/>8A 07<text:tab/><text:tab/><text:tab/> mov al,[bx]</text:p>
      <text:p text:style-name="P29"><text:s text:c="6"/>49<text:tab/><text:tab/><text:tab/><text:tab/> mov mem3,[bx]</text:p>
      <text:p text:style-name="P29">lr2_comp.ASM(42): error A2052: Improper operand type</text:p>
      <text:p text:style-name="P29"><text:s text:c="6"/>50<text:tab/><text:tab/><text:tab/><text:tab/>; Базированная адресация</text:p>
      <text:p text:style-name="P29"><text:s text:c="6"/>51 0020 <text:s/>8A 47 03<text:tab/><text:tab/><text:tab/> mov al,[bx]+3</text:p>
      <text:p text:style-name="P29">#Microsoft (R) Macro Assembler Version 5.10 <text:s text:c="17"/>10/15/21 20:39:3</text:p>
      <text:p text:style-name="P29"><text:s text:c="61"/>Page <text:s text:c="4"/>1-2</text:p>
      <text:p text:style-name="P29"/>
      <text:p text:style-name="P29"/>
      <text:p text:style-name="P29"><text:s text:c="6"/>52 0023 <text:s/>8B 4F 03<text:tab/><text:tab/><text:tab/> mov cx,3[bx]</text:p>
      <text:p text:style-name="P29"><text:s text:c="6"/>53<text:tab/><text:tab/><text:tab/><text:tab/>; Индексная адресация</text:p>
      <text:p text:style-name="P29"><text:s text:c="6"/>54 0026 <text:s/>BF 0002<text:tab/><text:tab/><text:tab/> mov di,ind</text:p>
      <text:p text:style-name="P29"><text:s text:c="6"/>55 0029 <text:s/>8A 85 000E R<text:tab/><text:tab/> mov al,vec2[di]</text:p>
      <text:p text:style-name="P29"><text:s text:c="6"/>56 002D <text:s/>8B 8D 000E R<text:tab/><text:tab/> mov cx,vec2[di]</text:p>
      <text:p text:style-name="P29">lr2_comp.ASM(49): warning A4031: Operand types must match</text:p>
      <text:p text:style-name="P29"><text:s text:c="6"/>57<text:tab/><text:tab/><text:tab/><text:tab/>; Адресация с базированием и индексиров</text:p>
      <text:p text:style-name="P29"><text:tab/><text:tab/><text:tab/><text:tab/><text:tab/>анием</text:p>
      <text:p text:style-name="P29"><text:s text:c="6"/>58 0031 <text:s/>BB 0003<text:tab/><text:tab/><text:tab/> mov bx,3</text:p>
      <text:p text:style-name="P29"><text:s text:c="6"/>59 0034 <text:s/>8A 81 0016 R<text:tab/><text:tab/> mov al,matr[bx][di]</text:p>
      <text:p text:style-name="P29"><text:s text:c="6"/>60 0038 <text:s/>8B 89 0016 R<text:tab/><text:tab/> mov cx,matr[bx][di]</text:p>
      <text:p text:style-name="P29">lr2_comp.ASM(53): warning A4031: Operand types must match</text:p>
      <text:p text:style-name="P29"><text:s text:c="6"/>61 003C <text:s/>8B 85 0022 R<text:tab/><text:tab/> mov ax,matr[bx*4][di]</text:p>
      <text:p text:style-name="P29">lr2_comp.ASM(54): error A2055: Illegal register value</text:p>
      <text:p text:style-name="P29"><text:s text:c="6"/>62<text:tab/><text:tab/><text:tab/><text:tab/>; ПРОВЕРКА РЕЖИМОВ АДРЕСАЦИИ С УЧЕТОМ С</text:p>
      <text:p text:style-name="P29"><text:tab/><text:tab/><text:tab/><text:tab/><text:tab/>ЕГМЕНТОВ</text:p>
      <text:p text:style-name="P29"><text:s text:c="6"/>63<text:tab/><text:tab/><text:tab/><text:tab/>; Переопределение сегмента</text:p>
      <text:p text:style-name="P29"><text:s text:c="6"/>64<text:tab/><text:tab/><text:tab/><text:tab/>; ------ вариант 1</text:p>
      <text:p text:style-name="P29"><text:s text:c="6"/>65 0040 <text:s/>B8 ---- R<text:tab/><text:tab/> mov ax, SEG vec2</text:p>
      <text:p text:style-name="P29"><text:s text:c="6"/>66 0043 <text:s/>8E C0<text:tab/><text:tab/><text:tab/> mov es, ax</text:p>
      <text:p text:style-name="P29"><text:s text:c="6"/>67 0045 <text:s/>26: 8B 07<text:tab/><text:tab/> mov ax, es:[bx]</text:p>
      <text:p text:style-name="P29"><text:s text:c="6"/>68 0048 <text:s/>B8 0000<text:tab/><text:tab/><text:tab/> mov ax, 0</text:p>
      <text:p text:style-name="P29"><text:s text:c="6"/>69<text:tab/><text:tab/><text:tab/><text:tab/>; ------ вариант 2</text:p>
      <text:p text:style-name="P29"><text:s text:c="6"/>70 004B <text:s/>8E C0<text:tab/><text:tab/><text:tab/> mov es, ax</text:p>
      <text:p text:style-name="P29"><text:soft-page-break/><text:s text:c="6"/>71 004D <text:s/>1E<text:tab/><text:tab/><text:tab/> push ds</text:p>
      <text:p text:style-name="P29"><text:s text:c="6"/>72 004E <text:s/>07<text:tab/><text:tab/><text:tab/> pop es</text:p>
      <text:p text:style-name="P29"><text:s text:c="6"/>73 004F <text:s/>26: 8B 4F FF<text:tab/><text:tab/> mov cx, es:[bx-1]</text:p>
      <text:p text:style-name="P29"><text:s text:c="6"/>74 0053 <text:s/>91<text:tab/><text:tab/><text:tab/> xchg cx,ax</text:p>
      <text:p text:style-name="P29"><text:s text:c="6"/>75<text:tab/><text:tab/><text:tab/><text:tab/>; ------ вариант 3</text:p>
      <text:p text:style-name="P29"><text:s text:c="6"/>76 0054 <text:s/>BF 0002<text:tab/><text:tab/><text:tab/> mov di,ind</text:p>
      <text:p text:style-name="P29"><text:s text:c="6"/>77 0057 <text:s/>26: 89 01<text:tab/><text:tab/> mov es:[bx+di],ax</text:p>
      <text:p text:style-name="P29"><text:s text:c="6"/>78<text:tab/><text:tab/><text:tab/><text:tab/>; ------ вариант 4</text:p>
      <text:p text:style-name="P29"><text:s text:c="6"/>79 005A <text:s/>8B EC<text:tab/><text:tab/><text:tab/> mov bp,sp</text:p>
      <text:p text:style-name="P29"><text:s text:c="6"/>80 005C <text:s/>3E: 8B 86 0016 R<text:tab/><text:tab/> mov ax,matr[bp+bx]</text:p>
      <text:p text:style-name="P29">lr2_comp.ASM(73): error A2046: Multiple base registers</text:p>
      <text:p text:style-name="P29"><text:s text:c="6"/>81 0061 <text:s/>3E: 8B 83 0016 R<text:tab/><text:tab/> mov ax,matr[bp+di+si]</text:p>
      <text:p text:style-name="P29">lr2_comp.ASM(74): error A2047: Multiple index registers</text:p>
      <text:p text:style-name="P29"><text:s text:c="6"/>82<text:tab/><text:tab/><text:tab/><text:tab/>; Использование сегмента стека</text:p>
      <text:p text:style-name="P29"><text:s text:c="6"/>83 0066 <text:s/>FF 36 0000 R<text:tab/><text:tab/> push mem1</text:p>
      <text:p text:style-name="P29"><text:s text:c="6"/>84 006A <text:s/>FF 36 0002 R<text:tab/><text:tab/> push mem2</text:p>
      <text:p text:style-name="P29"><text:s text:c="6"/>85 006E <text:s/>8B EC<text:tab/><text:tab/><text:tab/> mov bp,sp</text:p>
      <text:p text:style-name="P29"><text:s text:c="6"/>86 0070 <text:s/>8B 56 02<text:tab/><text:tab/><text:tab/> mov dx,[bp]+2</text:p>
      <text:p text:style-name="P29"><text:s text:c="6"/>87 0073 <text:s/>CA 0002<text:tab/><text:tab/><text:tab/> ret 2</text:p>
      <text:p text:style-name="P29"><text:s text:c="6"/>88 0076<text:tab/><text:tab/><text:tab/><text:tab/>Main ENDP</text:p>
      <text:p text:style-name="P29">lr2_comp.ASM(81): error A2006: Phase error between passes</text:p>
      <text:p text:style-name="P29"><text:s text:c="6"/>89 0076<text:tab/><text:tab/><text:tab/><text:tab/>CODE ENDS</text:p>
      <text:p text:style-name="P29"><text:s text:c="6"/>90<text:tab/><text:tab/><text:tab/><text:tab/> END Main</text:p>
      <text:p text:style-name="P28">#Microsoft (R) Macro Assembler Version 5.10 <text:s text:c="17"/>10/15/21 20:39:3</text:p>
      <text:p text:style-name="P28"><text:s text:c="61"/>Symbols-1</text:p>
      <text:p text:style-name="P28"/>
      <text:p text:style-name="P28"/>
      <text:p text:style-name="P28">Segments and Groups:</text:p>
      <text:p text:style-name="P28"/>
      <text:p text:style-name="P28"><text:s text:c="16"/>N a m e <text:s text:c="8"/><text:tab/>Length<text:tab/> Align<text:tab/>Combine Class</text:p>
      <text:p text:style-name="P28"/>
      <text:p text:style-name="P28">ASTACK . . . . . . . . . . . . . <text:s/><text:tab/>0018<text:tab/>PARA<text:tab/>STACK<text:tab/></text:p>
      <text:p text:style-name="P28">CODE . . . . . . . . . . . . . . <text:s/><text:tab/>0076<text:tab/>PARA<text:tab/>NONE<text:tab/></text:p>
      <text:p text:style-name="P28">DATA . . . . . . . . . . . . . . <text:s/><text:tab/>0026<text:tab/>PARA<text:tab/>NONE<text:tab/></text:p>
      <text:p text:style-name="P28"/>
      <text:p text:style-name="P28">Symbols: <text:s text:c="11"/></text:p>
      <text:p text:style-name="P28"/>
      <text:p text:style-name="P28"><text:s text:c="16"/>N a m e <text:s text:c="8"/><text:tab/>Type<text:tab/> Value<text:tab/> Attr</text:p>
      <text:p text:style-name="P28"/>
      <text:p text:style-name="P28">EOL <text:s/>. . . . . . . . . . . . . . <text:s/><text:tab/>NUMBER<text:tab/>0024<text:tab/></text:p>
      <text:p text:style-name="P28"/>
      <text:p text:style-name="P28">IND <text:s/>. . . . . . . . . . . . . . <text:s/><text:tab/>NUMBER<text:tab/>0002<text:tab/></text:p>
      <text:p text:style-name="P28"/>
      <text:p text:style-name="P28"><text:soft-page-break/>MAIN . . . . . . . . . . . . . . <text:s/><text:tab/>F PROC<text:tab/>0000<text:tab/>CODE<text:tab/>Length = 0076</text:p>
      <text:p text:style-name="P28">MATR . . . . . . . . . . . . . . <text:s/><text:tab/>L BYTE<text:tab/>0016<text:tab/>DATA</text:p>
      <text:p text:style-name="P28">MEM1 . . . . . . . . . . . . . . <text:s/><text:tab/>L WORD<text:tab/>0000<text:tab/>DATA</text:p>
      <text:p text:style-name="P28">MEM2 . . . . . . . . . . . . . . <text:s/><text:tab/>L WORD<text:tab/>0002<text:tab/>DATA</text:p>
      <text:p text:style-name="P28">MEM3 . . . . . . . . . . . . . . <text:s/><text:tab/>L WORD<text:tab/>0004<text:tab/>DATA</text:p>
      <text:p text:style-name="P28"/>
      <text:p text:style-name="P28">N1 . . . . . . . . . . . . . . . <text:s/><text:tab/>NUMBER<text:tab/>01F4<text:tab/></text:p>
      <text:p text:style-name="P28">N2 . . . . . . . . . . . . . . . <text:s/><text:tab/>NUMBER<text:tab/>-0032<text:tab/></text:p>
      <text:p text:style-name="P28"/>
      <text:p text:style-name="P28">VEC1 . . . . . . . . . . . . . . <text:s/><text:tab/>L BYTE<text:tab/>0006<text:tab/>DATA</text:p>
      <text:p text:style-name="P28">VEC2 . . . . . . . . . . . . . . <text:s/><text:tab/>L BYTE<text:tab/>000E<text:tab/>DATA</text:p>
      <text:p text:style-name="P28"/>
      <text:p text:style-name="P28">@CPU . . . . . . . . . . . . . . <text:s/><text:tab/>TEXT <text:s/>0101h<text:tab/><text:tab/></text:p>
      <text:p text:style-name="P28">@FILENAME <text:s/>. . . . . . . . . . . <text:s/><text:tab/>TEXT <text:s/>lr2_comp<text:tab/><text:tab/></text:p>
      <text:p text:style-name="P28">@VERSION . . . . . . . . . . . . <text:s/><text:tab/>TEXT <text:s/>510<text:tab/><text:tab/></text:p>
      <text:p text:style-name="P28"/>
      <text:p text:style-name="P28"/>
      <text:p text:style-name="P28"><text:s text:c="5"/>83 Source <text:s/>Lines</text:p>
      <text:p text:style-name="P28"><text:s text:c="5"/>83 Total <text:s text:c="2"/>Lines</text:p>
      <text:p text:style-name="P28"><text:s text:c="5"/>19 Symbols</text:p>
      <text:p text:style-name="P28"/>
      <text:p text:style-name="P28"><text:s text:c="2"/>47262 + 459998 Bytes symbol space free</text:p>
      <text:p text:style-name="P28"/>
      <text:p text:style-name="P28"><text:s text:c="6"/>2 Warning Errors</text:p>
      <text:p text:style-name="P28"><text:s text:c="6"/>5 Severe <text:s/>Errors</text:p>
      <text:p text:style-name="P35"><text:span text:style-name="T7">ПРИЛОЖЕНИЕ В</text:span></text:p>
      <text:p text:style-name="P25">Исходный код исправленной программы</text:p>
      <text:p text:style-name="P26"/>
      <text:p text:style-name="P29">; Программа изучения режимов адресации процессора IntelX86</text:p>
      <text:p text:style-name="P29">EOL EQU '$'</text:p>
      <text:p text:style-name="P29">ind EQU 2</text:p>
      <text:p text:style-name="P29">n1 EQU 500</text:p>
      <text:p text:style-name="P29">n2 EQU -50</text:p>
      <text:p text:style-name="P29">; Стек программы</text:p>
      <text:p text:style-name="P29">AStack SEGMENT STACK</text:p>
      <text:p text:style-name="P29"><text:s/>DW 12 DUP(?)</text:p>
      <text:p text:style-name="P29">AStack ENDS</text:p>
      <text:p text:style-name="P29">; Данные программы</text:p>
      <text:p text:style-name="P29">DATA SEGMENT</text:p>
      <text:p text:style-name="P29">; Директивы описания данных</text:p>
      <text:p text:style-name="P29">mem1 DW 0</text:p>
      <text:p text:style-name="P29">mem2 DW 0</text:p>
      <text:p text:style-name="P29">mem3 DW 0</text:p>
      <text:p text:style-name="P29">vec1 DB 11,12,13,14,18,17,16,15</text:p>
      <text:p text:style-name="P29">vec2 DB 10,20,-10,-20,30,40,-30,-40</text:p>
      <text:p text:style-name="P29">matr DB 1,2,-4,-3,3,4,-2,-1,5,6,-8,-7,7,8,-6,-5</text:p>
      <text:p text:style-name="P29">DATA ENDS</text:p>
      <text:p text:style-name="P29">; Код программы</text:p>
      <text:p text:style-name="P29">CODE SEGMENT</text:p>
      <text:p text:style-name="P29"><text:s/>ASSUME CS:CODE, DS:DATA, SS:AStack</text:p>
      <text:p text:style-name="P29">; Головная процедура</text:p>
      <text:p text:style-name="P29">Main PROC FAR</text:p>
      <text:p text:style-name="P29"><text:s/>push DS</text:p>
      <text:p text:style-name="P29"><text:s/>sub AX,AX</text:p>
      <text:p text:style-name="P29"><text:s/>push AX</text:p>
      <text:p text:style-name="P29"><text:s/>mov AX,DATA</text:p>
      <text:p text:style-name="P29"><text:s/>mov DS,AX</text:p>
      <text:p text:style-name="P29">; ПРОВЕРКА РЕЖИМОВ АДРЕСАЦИИ НА УРОВНЕ СМЕЩЕНИЙ</text:p>
      <text:p text:style-name="P29">; Регистровая адресация</text:p>
      <text:p text:style-name="P29"><text:s/>mov ax,n1</text:p>
      <text:p text:style-name="P29"><text:s/>mov cx,ax</text:p>
      <text:p text:style-name="P29"><text:s/>mov bl,EOL</text:p>
      <text:p text:style-name="P29"><text:s/>mov bh,n2</text:p>
      <text:p text:style-name="P29">; Прямая адресация</text:p>
      <text:p text:style-name="P29"><text:s/>mov mem2,n2</text:p>
      <text:p text:style-name="P29"><text:s/>mov bx,OFFSET vec1</text:p>
      <text:p text:style-name="P29"><text:s/>mov mem1,ax</text:p>
      <text:p text:style-name="P29">; Косвенная адресация</text:p>
      <text:p text:style-name="P29"><text:s/>mov al,[bx]</text:p>
      <text:p text:style-name="P29"><text:soft-page-break/>; mov mem3,[bx]</text:p>
      <text:p text:style-name="P29">; Базированная адресация</text:p>
      <text:p text:style-name="P29"><text:s/>mov al,[bx]+3</text:p>
      <text:p text:style-name="P29"><text:s/>mov cx,3[bx]</text:p>
      <text:p text:style-name="P29">; Индексная адресация</text:p>
      <text:p text:style-name="P29"><text:s/>mov di,ind</text:p>
      <text:p text:style-name="P29"><text:s/>mov al,vec2[di]</text:p>
      <text:p text:style-name="P29"><text:s/>mov cx,vec2[di]</text:p>
      <text:p text:style-name="P29">; Адресация с базированием и индексированием</text:p>
      <text:p text:style-name="P29"><text:s/>mov bx,3</text:p>
      <text:p text:style-name="P29"><text:s/>mov al,matr[bx][di]</text:p>
      <text:p text:style-name="P29"><text:s/>mov cx,matr[bx][di]</text:p>
      <text:p text:style-name="P29">; mov ax,matr[bx*4][di]</text:p>
      <text:p text:style-name="P29">; ПРОВЕРКА РЕЖИМОВ АДРЕСАЦИИ С УЧЕТОМ СЕГМЕНТОВ</text:p>
      <text:p text:style-name="P29">; Переопределение сегмента</text:p>
      <text:p text:style-name="P29">; ------ вариант 1</text:p>
      <text:p text:style-name="P29"><text:s/>mov ax, SEG vec2</text:p>
      <text:p text:style-name="P29"><text:s/>mov es, ax</text:p>
      <text:p text:style-name="P29"><text:s/>mov ax, es:[bx]</text:p>
      <text:p text:style-name="P29"><text:s/>mov ax, 0</text:p>
      <text:p text:style-name="P29">; ------ вариант 2</text:p>
      <text:p text:style-name="P29"><text:s/>mov es, ax</text:p>
      <text:p text:style-name="P29"><text:s/>push ds</text:p>
      <text:p text:style-name="P29"><text:s/>pop es</text:p>
      <text:p text:style-name="P29"><text:s/>mov cx, es:[bx-1]</text:p>
      <text:p text:style-name="P29"><text:s/>xchg cx,ax</text:p>
      <text:p text:style-name="P29">; ------ вариант 3</text:p>
      <text:p text:style-name="P29"><text:s/>mov di,ind</text:p>
      <text:p text:style-name="P29"><text:s/>mov es:[bx+di],ax</text:p>
      <text:p text:style-name="P29">; ------ вариант 4</text:p>
      <text:p text:style-name="P29"><text:s/>mov bp,sp</text:p>
      <text:p text:style-name="P29">; mov ax,matr[bp+bx]</text:p>
      <text:p text:style-name="P29">; mov ax,matr[bp+di+si]</text:p>
      <text:p text:style-name="P29">; Использование сегмента стека</text:p>
      <text:p text:style-name="P29"><text:s/>push mem1</text:p>
      <text:p text:style-name="P29"><text:s/>push mem2</text:p>
      <text:p text:style-name="P29"><text:s/>mov bp,sp</text:p>
      <text:p text:style-name="P29"><text:s/>mov dx,[bp]+2</text:p>
      <text:p text:style-name="P29"><text:s/>add sp, 4</text:p>
      <text:p text:style-name="P29"><text:s/>ret</text:p>
      <text:p text:style-name="P29">Main ENDP</text:p>
      <text:p text:style-name="P29">CODE ENDS</text:p>
      <text:p text:style-name="P29"><text:s/>END Main</text:p>
      <text:p text:style-name="P35"><text:span text:style-name="T7">ПРИЛОЖЕНИЕ </text:span><text:span text:style-name="T18">Г</text:span></text:p>
      <text:p text:style-name="P30"><text:span text:style-name="T30">Листинг компиляции </text:span><text:span text:style-name="T19">исправленной программы</text:span></text:p>
      <text:p text:style-name="P31"/>
      <text:p text:style-name="P33">#Microsoft (R) Macro Assembler Version 5.10 <text:s text:c="17"/>10/15/21 20:49:0</text:p>
      <text:p text:style-name="P33"><text:s text:c="61"/>Page <text:s text:c="4"/>1-1</text:p>
      <text:p text:style-name="P33"/>
      <text:p text:style-name="P33"/>
      <text:p text:style-name="P33"><text:tab/><text:tab/><text:tab/><text:tab/>; Программа изучения режимов адресации процессо</text:p>
      <text:p text:style-name="P33"><text:tab/><text:tab/><text:tab/><text:tab/>ра IntelX86</text:p>
      <text:p text:style-name="P33"><text:s/>= 0024<text:tab/><text:tab/><text:tab/><text:tab/>EOL EQU '$'</text:p>
      <text:p text:style-name="P33"><text:s/>= 0002<text:tab/><text:tab/><text:tab/><text:tab/>ind EQU 2</text:p>
      <text:p text:style-name="P33"><text:s/>= 01F4<text:tab/><text:tab/><text:tab/><text:tab/>n1 EQU 500</text:p>
      <text:p text:style-name="P33"><text:s/>=-0032<text:tab/><text:tab/><text:tab/><text:tab/>n2 EQU -50</text:p>
      <text:p text:style-name="P33"><text:tab/><text:tab/><text:tab/><text:tab/>; Стек программы</text:p>
      <text:p text:style-name="P33"><text:s/>0000<text:tab/><text:tab/><text:tab/><text:tab/>AStack SEGMENT STACK</text:p>
      <text:p text:style-name="P33"><text:s/>0000 <text:s/>000C[<text:tab/><text:tab/><text:tab/> DW 12 DUP(?)</text:p>
      <text:p text:style-name="P33"><text:tab/> <text:s text:c="2"/>????<text:tab/><text:tab/><text:tab/></text:p>
      <text:p text:style-name="P33"><text:tab/><text:tab/><text:tab/> ]<text:tab/></text:p>
      <text:p text:style-name="P33"><text:tab/><text:tab/><text:tab/><text:tab/></text:p>
      <text:p text:style-name="P33"><text:s/>0018<text:tab/><text:tab/><text:tab/><text:tab/>AStack ENDS</text:p>
      <text:p text:style-name="P33"><text:tab/><text:tab/><text:tab/><text:tab/>; Данные программы</text:p>
      <text:p text:style-name="P33"><text:s/>0000<text:tab/><text:tab/><text:tab/><text:tab/>DATA SEGMENT</text:p>
      <text:p text:style-name="P33"><text:tab/><text:tab/><text:tab/><text:tab/>; Директивы описания данных</text:p>
      <text:p text:style-name="P33"><text:s/>0000 <text:s/>0000<text:tab/><text:tab/><text:tab/>mem1 DW 0</text:p>
      <text:p text:style-name="P33"><text:s/>0002 <text:s/>0000<text:tab/><text:tab/><text:tab/>mem2 DW 0</text:p>
      <text:p text:style-name="P33"><text:s/>0004 <text:s/>0000<text:tab/><text:tab/><text:tab/>mem3 DW 0</text:p>
      <text:p text:style-name="P33"><text:s/>0006 <text:s/>0B 0C 0D 0E 12 11<text:tab/>vec1 DB 11,12,13,14,18,17,16,15</text:p>
      <text:p text:style-name="P33"><text:s text:c="7"/>10 0F<text:tab/><text:tab/><text:tab/></text:p>
      <text:p text:style-name="P33"><text:s/>000E <text:s/>0A 14 F6 EC 1E 28<text:tab/>vec2 DB 10,20,-10,-20,30,40,-30,-40</text:p>
      <text:p text:style-name="P33"><text:s text:c="7"/>E2 D8<text:tab/><text:tab/><text:tab/></text:p>
      <text:p text:style-name="P33"><text:s/>0016 <text:s/>01 02 FC FD 03 04<text:tab/>matr DB 1,2,-4,-3,3,4,-2,-1,5,6,-8,-7,7,8,-6,-5</text:p>
      <text:p text:style-name="P33"><text:s text:c="7"/>FE FF 05 06 F8 F9<text:tab/></text:p>
      <text:p text:style-name="P33"><text:s text:c="7"/>07 08 FA FB<text:tab/><text:tab/></text:p>
      <text:p text:style-name="P33"><text:s/>0026<text:tab/><text:tab/><text:tab/><text:tab/>DATA ENDS</text:p>
      <text:p text:style-name="P33"><text:tab/><text:tab/><text:tab/><text:tab/>; Код программы</text:p>
      <text:p text:style-name="P33"><text:s/>0000<text:tab/><text:tab/><text:tab/><text:tab/>CODE SEGMENT</text:p>
      <text:p text:style-name="P33"><text:tab/><text:tab/><text:tab/><text:tab/> ASSUME CS:CODE, DS:DATA, SS:AStack</text:p>
      <text:p text:style-name="P33"><text:tab/><text:tab/><text:tab/><text:tab/>; Головная процедура</text:p>
      <text:p text:style-name="P33"><text:s/>0000<text:tab/><text:tab/><text:tab/><text:tab/>Main PROC FAR</text:p>
      <text:p text:style-name="P33"><text:s/>0000 <text:s/>1E<text:tab/><text:tab/><text:tab/> push DS</text:p>
      <text:p text:style-name="P33"><text:s/>0001 <text:s/>2B C0<text:tab/><text:tab/><text:tab/> sub AX,AX</text:p>
      <text:p text:style-name="P33"><text:s/>0003 <text:s/>50<text:tab/><text:tab/><text:tab/> push AX</text:p>
      <text:p text:style-name="P33"><text:s/>0004 <text:s/>B8 ---- R<text:tab/><text:tab/> mov AX,DATA</text:p>
      <text:p text:style-name="P33"><text:s/>0007 <text:s/>8E D8<text:tab/><text:tab/><text:tab/> mov DS,AX</text:p>
      <text:p text:style-name="P33"><text:soft-page-break/><text:tab/><text:tab/><text:tab/><text:tab/>; ПРОВЕРКА РЕЖИМОВ АДРЕСАЦИИ НА УРОВНЕ СМЕЩЕНИЙ</text:p>
      <text:p text:style-name="P33"><text:tab/><text:tab/><text:tab/><text:tab/>; Регистровая адресация</text:p>
      <text:p text:style-name="P33"><text:s/>0009 <text:s/>B8 01F4<text:tab/><text:tab/><text:tab/> mov ax,n1</text:p>
      <text:p text:style-name="P33"><text:s/>000C <text:s/>8B C8<text:tab/><text:tab/><text:tab/> mov cx,ax</text:p>
      <text:p text:style-name="P33"><text:s/>000E <text:s/>B3 24<text:tab/><text:tab/><text:tab/> mov bl,EOL</text:p>
      <text:p text:style-name="P33"><text:s/>0010 <text:s/>B7 CE<text:tab/><text:tab/><text:tab/> mov bh,n2</text:p>
      <text:p text:style-name="P33"><text:tab/><text:tab/><text:tab/><text:tab/>; Прямая адресация</text:p>
      <text:p text:style-name="P33"><text:s/>0012 <text:s/>C7 06 0002 R FFCE<text:tab/> mov mem2,n2</text:p>
      <text:p text:style-name="P33"><text:s/>0018 <text:s/>BB 0006 R<text:tab/><text:tab/> mov bx,OFFSET vec1</text:p>
      <text:p text:style-name="P33"><text:s/>001B <text:s/>A3 0000 R<text:tab/><text:tab/> mov mem1,ax</text:p>
      <text:p text:style-name="P33"><text:tab/><text:tab/><text:tab/><text:tab/>; Косвенная адресация</text:p>
      <text:p text:style-name="P33"><text:s/>001E <text:s/>8A 07<text:tab/><text:tab/><text:tab/> mov al,[bx]</text:p>
      <text:p text:style-name="P33"><text:tab/><text:tab/><text:tab/><text:tab/>; mov mem3,[bx]</text:p>
      <text:p text:style-name="P33"><text:tab/><text:tab/><text:tab/><text:tab/>; Базированная адресация</text:p>
      <text:p text:style-name="P33"><text:s/>0020 <text:s/>8A 47 03<text:tab/><text:tab/><text:tab/> mov al,[bx]+3</text:p>
      <text:p text:style-name="P33"><text:s/>0023 <text:s/>8B 4F 03<text:tab/><text:tab/><text:tab/> mov cx,3[bx]</text:p>
      <text:p text:style-name="P33"><text:tab/><text:tab/><text:tab/><text:tab/>; Индексная адресация</text:p>
      <text:p text:style-name="P33">#Microsoft (R) Macro Assembler Version 5.10 <text:s text:c="17"/>10/15/21 20:49:0</text:p>
      <text:p text:style-name="P33"><text:s text:c="61"/>Page <text:s text:c="4"/>1-2</text:p>
      <text:p text:style-name="P33"/>
      <text:p text:style-name="P33"/>
      <text:p text:style-name="P33"><text:s/>0026 <text:s/>BF 0002<text:tab/><text:tab/><text:tab/> mov di,ind</text:p>
      <text:p text:style-name="P33"><text:s/>0029 <text:s/>8A 85 000E R<text:tab/><text:tab/> mov al,vec2[di]</text:p>
      <text:p text:style-name="P33"><text:s/>002D <text:s/>8B 8D 000E R<text:tab/><text:tab/> mov cx,vec2[di]</text:p>
      <text:p text:style-name="P33">lr2_comp.ASM(49): warning A4031: Operand types must match</text:p>
      <text:p text:style-name="P33"><text:tab/><text:tab/><text:tab/><text:tab/>; Адресация с базированием и индексированием</text:p>
      <text:p text:style-name="P33"><text:s/>0031 <text:s/>BB 0003<text:tab/><text:tab/><text:tab/> mov bx,3</text:p>
      <text:p text:style-name="P33"><text:s/>0034 <text:s/>8A 81 0016 R<text:tab/><text:tab/> mov al,matr[bx][di]</text:p>
      <text:p text:style-name="P33"><text:s/>0038 <text:s/>8B 89 0016 R<text:tab/><text:tab/> mov cx,matr[bx][di]</text:p>
      <text:p text:style-name="P33">lr2_comp.ASM(53): warning A4031: Operand types must match</text:p>
      <text:p text:style-name="P33"><text:tab/><text:tab/><text:tab/><text:tab/>; mov ax,matr[bx*4][di]</text:p>
      <text:p text:style-name="P33"><text:tab/><text:tab/><text:tab/><text:tab/>; ПРОВЕРКА РЕЖИМОВ АДРЕСАЦИИ С УЧЕТОМ СЕГМЕНТОВ</text:p>
      <text:p text:style-name="P33"><text:tab/><text:tab/><text:tab/><text:tab/>; Переопределение сегмента</text:p>
      <text:p text:style-name="P33"><text:tab/><text:tab/><text:tab/><text:tab/>; ------ вариант 1</text:p>
      <text:p text:style-name="P33"><text:s/>003C <text:s/>B8 ---- R<text:tab/><text:tab/> mov ax, SEG vec2</text:p>
      <text:p text:style-name="P33"><text:s/>003F <text:s/>8E C0<text:tab/><text:tab/><text:tab/> mov es, ax</text:p>
      <text:p text:style-name="P33"><text:s/>0041 <text:s/>26: 8B 07<text:tab/><text:tab/> mov ax, es:[bx]</text:p>
      <text:p text:style-name="P33"><text:s/>0044 <text:s/>B8 0000<text:tab/><text:tab/><text:tab/> mov ax, 0</text:p>
      <text:p text:style-name="P33"><text:tab/><text:tab/><text:tab/><text:tab/>; ------ вариант 2</text:p>
      <text:p text:style-name="P33"><text:s/>0047 <text:s/>8E C0<text:tab/><text:tab/><text:tab/> mov es, ax</text:p>
      <text:p text:style-name="P33"><text:s/>0049 <text:s/>1E<text:tab/><text:tab/><text:tab/> push ds</text:p>
      <text:p text:style-name="P33"><text:s/>004A <text:s/>07<text:tab/><text:tab/><text:tab/> pop es</text:p>
      <text:p text:style-name="P33"><text:s/>004B <text:s/>26: 8B 4F FF<text:tab/><text:tab/> mov cx, es:[bx-1]</text:p>
      <text:p text:style-name="P33"><text:s/>004F <text:s/>91<text:tab/><text:tab/><text:tab/> xchg cx,ax</text:p>
      <text:p text:style-name="P33"><text:tab/><text:tab/><text:tab/><text:tab/>; ------ вариант 3</text:p>
      <text:p text:style-name="P33"><text:s/>0050 <text:s/>BF 0002<text:tab/><text:tab/><text:tab/> mov di,ind</text:p>
      <text:p text:style-name="P33"><text:soft-page-break/><text:s/>0053 <text:s/>26: 89 01<text:tab/><text:tab/> mov es:[bx+di],ax</text:p>
      <text:p text:style-name="P33"><text:tab/><text:tab/><text:tab/><text:tab/>; ------ вариант 4</text:p>
      <text:p text:style-name="P33"><text:s/>0056 <text:s/>8B EC<text:tab/><text:tab/><text:tab/> mov bp,sp</text:p>
      <text:p text:style-name="P33"><text:tab/><text:tab/><text:tab/><text:tab/>; mov ax,matr[bp+bx]</text:p>
      <text:p text:style-name="P33"><text:tab/><text:tab/><text:tab/><text:tab/>; mov ax,matr[bp+di+si]</text:p>
      <text:p text:style-name="P33"><text:tab/><text:tab/><text:tab/><text:tab/>; Использование сегмента стека</text:p>
      <text:p text:style-name="P33"><text:s/>0058 <text:s/>FF 36 0000 R<text:tab/><text:tab/> push mem1</text:p>
      <text:p text:style-name="P33"><text:s/>005C <text:s/>FF 36 0002 R<text:tab/><text:tab/> push mem2</text:p>
      <text:p text:style-name="P33"><text:s/>0060 <text:s/>8B EC<text:tab/><text:tab/><text:tab/> mov bp,sp</text:p>
      <text:p text:style-name="P33"><text:s/>0062 <text:s/>8B 56 02<text:tab/><text:tab/><text:tab/> mov dx,[bp]+2</text:p>
      <text:p text:style-name="P33"><text:s/>0065 <text:s/>83 C4 04<text:tab/><text:tab/><text:tab/> add sp, 4</text:p>
      <text:p text:style-name="P33"><text:s/>0068 <text:s/>CB<text:tab/><text:tab/><text:tab/> ret</text:p>
      <text:p text:style-name="P33"><text:s/>0069<text:tab/><text:tab/><text:tab/><text:tab/>Main ENDP</text:p>
      <text:p text:style-name="P33"><text:s/>0069<text:tab/><text:tab/><text:tab/><text:tab/>CODE ENDS</text:p>
      <text:p text:style-name="P33"><text:tab/><text:tab/><text:tab/><text:tab/> END Main</text:p>
      <text:p text:style-name="P33">#Microsoft (R) Macro Assembler Version 5.10 <text:s text:c="17"/>10/15/21 20:49:0</text:p>
      <text:p text:style-name="P33"><text:s text:c="61"/>Symbols-1</text:p>
      <text:p text:style-name="P33"/>
      <text:p text:style-name="P33"/>
      <text:p text:style-name="P33">Segments and Groups:</text:p>
      <text:p text:style-name="P33"/>
      <text:p text:style-name="P33"><text:s text:c="16"/>N a m e <text:s text:c="8"/><text:tab/>Length<text:tab/> Align<text:tab/>Combine Class</text:p>
      <text:p text:style-name="P33"/>
      <text:p text:style-name="P33">ASTACK . . . . . . . . . . . . . <text:s/><text:tab/>0018<text:tab/>PARA<text:tab/>STACK<text:tab/></text:p>
      <text:p text:style-name="P33">CODE . . . . . . . . . . . . . . <text:s/><text:tab/>0069<text:tab/>PARA<text:tab/>NONE<text:tab/></text:p>
      <text:p text:style-name="P33">DATA . . . . . . . . . . . . . . <text:s/><text:tab/>0026<text:tab/>PARA<text:tab/>NONE<text:tab/></text:p>
      <text:p text:style-name="P33"/>
      <text:p text:style-name="P33">Symbols: <text:s text:c="11"/></text:p>
      <text:p text:style-name="P33"/>
      <text:p text:style-name="P33"><text:s text:c="16"/>N a m e <text:s text:c="8"/><text:tab/>Type<text:tab/> Value<text:tab/> Attr</text:p>
      <text:p text:style-name="P33"/>
      <text:p text:style-name="P33">EOL <text:s/>. . . . . . . . . . . . . . <text:s/><text:tab/>NUMBER<text:tab/>0024<text:tab/></text:p>
      <text:p text:style-name="P33"/>
      <text:p text:style-name="P33">IND <text:s/>. . . . . . . . . . . . . . <text:s/><text:tab/>NUMBER<text:tab/>0002<text:tab/></text:p>
      <text:p text:style-name="P33"/>
      <text:p text:style-name="P33">MAIN . . . . . . . . . . . . . . <text:s/><text:tab/>F PROC<text:tab/>0000<text:tab/>CODE<text:tab/>Length = 0069</text:p>
      <text:p text:style-name="P33">MATR . . . . . . . . . . . . . . <text:s/><text:tab/>L BYTE<text:tab/>0016<text:tab/>DATA</text:p>
      <text:p text:style-name="P33">MEM1 . . . . . . . . . . . . . . <text:s/><text:tab/>L WORD<text:tab/>0000<text:tab/>DATA</text:p>
      <text:p text:style-name="P33">MEM2 . . . . . . . . . . . . . . <text:s/><text:tab/>L WORD<text:tab/>0002<text:tab/>DATA</text:p>
      <text:p text:style-name="P33">MEM3 . . . . . . . . . . . . . . <text:s/><text:tab/>L WORD<text:tab/>0004<text:tab/>DATA</text:p>
      <text:p text:style-name="P33"/>
      <text:p text:style-name="P33">N1 . . . . . . . . . . . . . . . <text:s/><text:tab/>NUMBER<text:tab/>01F4<text:tab/></text:p>
      <text:p text:style-name="P33">N2 . . . . . . . . . . . . . . . <text:s/><text:tab/>NUMBER<text:tab/>-0032<text:tab/></text:p>
      <text:p text:style-name="P33"/>
      <text:p text:style-name="P33">VEC1 . . . . . . . . . . . . . . <text:s/><text:tab/>L BYTE<text:tab/>0006<text:tab/>DATA</text:p>
      <text:p text:style-name="P33">VEC2 . . . . . . . . . . . . . . <text:s/><text:tab/>L BYTE<text:tab/>000E<text:tab/>DATA</text:p>
      <text:p text:style-name="P33"><text:soft-page-break/></text:p>
      <text:p text:style-name="P33">@CPU . . . . . . . . . . . . . . <text:s/><text:tab/>TEXT <text:s/>0101h<text:tab/><text:tab/></text:p>
      <text:p text:style-name="P33">@FILENAME <text:s/>. . . . . . . . . . . <text:s/><text:tab/>TEXT <text:s/>lr2_comp<text:tab/><text:tab/></text:p>
      <text:p text:style-name="P33">@VERSION . . . . . . . . . . . . <text:s/><text:tab/>TEXT <text:s/>510<text:tab/><text:tab/></text:p>
      <text:p text:style-name="P33"/>
      <text:p text:style-name="P33"/>
      <text:p text:style-name="P33"><text:s text:c="5"/>84 Source <text:s/>Lines</text:p>
      <text:p text:style-name="P33"><text:s text:c="5"/>84 Total <text:s text:c="2"/>Lines</text:p>
      <text:p text:style-name="P33"><text:s text:c="5"/>19 Symbols</text:p>
      <text:p text:style-name="P33"/>
      <text:p text:style-name="P33"><text:s text:c="2"/>47800 + 461507 Bytes symbol space free</text:p>
      <text:p text:style-name="P33"/>
      <text:p text:style-name="P33"><text:s text:c="6"/>2 Warning Errors</text:p>
      <text:p text:style-name="P33"><text:s text:c="6"/>0 Severe <text:s/>Errors</text:p>
      <text:p text:style-name="P35"><text:span text:style-name="T7">ПРИЛОЖЕНИЕ </text:span><text:span text:style-name="T18">Д</text:span></text:p>
      <text:p text:style-name="P25">Карта памяти исправленной программы</text:p>
      <text:p text:style-name="P27"/>
      <text:p text:style-name="P28"><text:s/>Start <text:s/>Stop <text:s text:c="2"/>Length Name <text:s text:c="18"/>Class</text:p>
      <text:p text:style-name="P28"><text:s/>00000H 00017H 00018H ASTACK <text:s text:c="16"/></text:p>
      <text:p text:style-name="P28"><text:s/>00020H 00045H 00026H DATA <text:s text:c="18"/></text:p>
      <text:p text:style-name="P28"><text:s/>00050H 000B8H 00069H CODE <text:s text:c="18"/></text:p>
      <text:p text:style-name="P28"/>
      <text:p text:style-name="P34"><text:span text:style-name="T32">Program entry point at 0005:0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monospace1" svg:font-family="monospace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0-16T02:19:16.916835359</dc:date>
    <meta:editing-cycles>21</meta:editing-cycles>
    <dc:title>ПРОЕКТ ЛЭТИ</dc:title>
    <meta:editing-duration>P1DT47M7S</meta:editing-duration>
    <meta:generator>LibreOffice/7.1.6.2.0$Linux_X86_64 LibreOffice_project/10$Build-2</meta:generator>
    <meta:document-statistic meta:table-count="5" meta:image-count="0" meta:object-count="0" meta:page-count="21" meta:paragraph-count="925" meta:word-count="3950" meta:character-count="21509" meta:non-whitespace-character-count="16136"/>
    <meta:user-defined meta:name="AppVersion">15.0000</meta:user-defined>
    <meta:template xlink:type="simple" xlink:actuate="onRequest" xlink:title="Normal.dotm" xlink:href=""/>
  </office:meta>
</office:document-meta>
</file>